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52cm"/>
    </style:style>
    <style:style style:name="gr2" style:family="graphic" style:parent-style-name="objectwithoutfill">
      <style:graphic-properties svg:stroke-width="0.4cm" svg:stroke-color="#808080" draw:fill="none" draw:textarea-horizontal-align="center" draw:textarea-vertical-align="middle" fo:padding-top="0.2cm" fo:padding-bottom="0.2cm" fo:padding-left="0.2cm" fo:padding-right="0.2cm"/>
    </style:style>
    <style:style style:name="gr3" style:family="graphic" style:parent-style-name="standard">
      <style:graphic-properties draw:stroke="solid" draw:stroke-dash="Dash_20_2" svg:stroke-width="0.05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1cm" draw:fill-image-height="1cm" fo:padding-top="0.025cm" fo:padding-bottom="0.025cm" fo:padding-left="0.025cm" fo:padding-right="0.025cm" draw:shadow="hidden" draw:shadow-offset-x="0.3cm" draw:shadow-offset-y="0.3cm" draw:shadow-color="#808080"/>
    </style:style>
    <style:style style:name="gr4" style:family="graphic" style:parent-style-name="standard">
      <style:graphic-properties svg:stroke-width="0.4cm" svg:stroke-color="#808080" draw:textarea-horizontal-align="center" draw:textarea-vertical-align="middle" fo:padding-top="0.2cm" fo:padding-bottom="0.2cm" fo:padding-left="0.2cm" fo:padding-right="0.2cm"/>
    </style:style>
    <style:style style:name="gr5" style:family="graphic" style:parent-style-name="standard">
      <style:graphic-properties draw:stroke="none" draw:fill-color="#ffffff" draw:fill-image-width="1cm" draw:fill-image-height="1cm" draw:textarea-horizontal-align="center" draw:textarea-vertical-align="middle"/>
    </style:style>
    <style:style style:name="gr6" style:family="graphic" style:parent-style-name="objectwithoutfill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solid" draw:stroke-dash="Dash_20_2" svg:stroke-width="0.1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fo:padding-top="0.05cm" fo:padding-bottom="0.05cm" fo:padding-left="0.05cm" fo:padding-right="0.0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_20_2" svg:stroke-width="0.05cm" svg:stroke-color="#000000" draw:marker-start-width="0.3cm" draw:marker-start-center="false" draw:marker-end-width="0.3cm" draw:marker-end-center="false" draw:fill="solid" draw:fill-color="#e6e6ff" draw:fill-gradient-name="Gradient_20_7" draw:fill-hatch-name="Hatch_20_1" draw:fill-image-name="Bitmape_20_1" draw:fill-image-width="1cm" draw:fill-image-height="1cm" fo:padding-top="0.025cm" fo:padding-bottom="0.025cm" fo:padding-left="0.025cm" fo:padding-right="0.0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_20_2" svg:stroke-width="0.05cm" svg:stroke-color="#000000" draw:marker-start-width="0.3cm" draw:marker-start-center="false" draw:marker-end-width="0.3cm" draw:marker-end-center="false" draw:fill="solid" draw:fill-color="#e6e6e6" draw:fill-gradient-name="Gradient_20_7" draw:fill-hatch-name="Hatch_20_1" draw:fill-image-name="Bitmape_20_1" draw:fill-image-width="1cm" draw:fill-image-height="1cm" fo:padding-top="0.025cm" fo:padding-bottom="0.025cm" fo:padding-left="0.025cm" fo:padding-right="0.0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1" draw:fill-image-name="Bitmape_20_1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_20_2" svg:stroke-width="0.05cm" svg:stroke-color="#000000" draw:marker-start-width="0.3cm" draw:marker-start-center="false" draw:marker-end-width="0.3cm" draw:marker-end-center="false" draw:fill="solid" draw:fill-color="#00ae00" draw:fill-gradient-name="Gradient_20_7" draw:fill-hatch-name="Hatch_20_1" draw:fill-image-name="Bitmape_20_1" draw:fill-image-width="1cm" draw:fill-image-height="1cm" fo:padding-top="0.025cm" fo:padding-bottom="0.025cm" fo:padding-left="0.025cm" fo:padding-right="0.025cm" draw:shadow="hidden" draw:shadow-offset-x="0.3cm" draw:shadow-offset-y="0.3cm" draw:shadow-color="#808080"/>
    </style:style>
    <style:style style:name="gr12" style:family="graphic" style:parent-style-name="measure">
      <style:graphic-properties draw:textarea-horizontal-align="center" draw:textarea-vertical-align="middle" draw:line-distance="0.699cm"/>
    </style:style>
    <style:style style:name="gr13" style:family="graphic" style:parent-style-name="measure">
      <style:graphic-properties draw:textarea-horizontal-align="center" draw:textarea-vertical-align="middle" draw:line-distance="0.674cm"/>
    </style:style>
    <style:style style:name="gr14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text-align="center"/>
      <style:text-properties fo:font-family="Arial, Helvetica" fo:font-size="28pt" fo:font-weight="bold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family="Arial, Helvetica" fo:font-size="28pt" fo:font-weight="bold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061cm" svg:height="1.352cm" svg:x="8.06cm" svg:y="2cm">
          <draw:text-box>
            <text:p text:style-name="P1"><text:span text:style-name="T1">Floor Plan</text:span></text:p>
          </draw:text-box>
        </draw:frame>
        <draw:g>
          <draw:rect draw:style-name="gr2" draw:layer="layout" svg:width="15.029cm" svg:height="20.885cm" svg:x="2.263cm" svg:y="4.98cm">
            <text:p text:style-name="P6"/>
          </draw:rect>
          <draw:g>
            <draw:path draw:style-name="gr3" draw:text-style-name="P3" draw:layer="layout" svg:width="0.874cm" svg:height="0.818cm" draw:transform="rotate (-1.57079632679579) translate (14.425cm 12.359cm)" svg:viewBox="0 0 875 819" svg:d="m778 818c0 0 0 0 0 0 7-1 13-2 21-4s11-6 18-9 10-9 16-15 10-10 14-17 6-14 11-21 5-17 9-25 2-18 4-28 1-18 3-29c0-177 0-353 0-530 0 0 0 0 0 0-1-9-2-18-3-28s-3-16-4-24-6-14-9-24-7-14-11-21-9-10-14-17-11-9-16-14-12-4-18-8-14-2-21-4c-229 0-457 0-687 0 0 0 0 0 0 0-6 1-12 2-18 4s-10 4-16 8-10 8-15 14-9 10-15 17-6 14-11 21-5 15-8 24-4 16-6 24-1 19-2 28c0 177 0 353 0 530 0 0 0 0 0 0 1 9 2 18 2 29s4 19 6 28 5 16 8 25 6 14 11 21 9 10 15 17 9 8 15 15 10 6 16 9 12 2 18 4c229 0 458 0 687 0">
              <text:p text:style-name="P6"/>
            </draw:path>
            <draw:path draw:style-name="gr3" draw:text-style-name="P3" draw:layer="layout" svg:width="0.872cm" svg:height="0.81cm" draw:transform="rotate (-1.57079632679579) translate (14.417cm 13.27cm)" svg:viewBox="0 0 873 811" svg:d="m782 810c0 0 0 0 0 0 5-1 11-2 19-4s10-4 16-7 11-9 16-13 9-10 13-17 6-12 11-20 5-17 8-26 3-16 4-24 2-19 3-30c0-177 0-353 0-530 0 0 0 0 0 0-1-9-2-18-3-29s-2-16-4-25-5-16-8-25-6-12-11-19-8-12-13-18-10-9-16-13-11-4-16-7-12-2-19-3c-229 0-458 0-687 0 0 0 0 0 0 0-6 1-12 2-19 3s-11 4-17 7-11 9-17 13-9 12-13 18-7 12-11 19-6 17-10 25-4 16-6 25-1 19-2 29c0 177 0 353 0 530 0 0 0 0 0 0 1 9 1 18 2 30s4 16 6 24 6 16 10 26 6 12 11 20 9 10 13 17 11 9 17 13 11 4 17 7 12 2 19 4c229 0 458 0 687 0">
              <text:p text:style-name="P6"/>
            </draw:path>
            <draw:path draw:style-name="gr3" draw:text-style-name="P3" draw:layer="layout" svg:width="0.231cm" svg:height="1.116cm" draw:transform="rotate (-1.57079632679579) translate (14.145cm 12.088cm)" svg:viewBox="0 0 232 1117" svg:d="m185 1116c0 0 0 0 0 0s7 0 11-1 5-2 8-3 6-4 8-6 3-4 6-8 3-6 6-10 2-8 4-13 1-8 1-12 0-10 2-16c0-325 0-651 0-979 0 0 0 0 0 0s0-6-2-11 0-8-1-13-3-8-4-13-4-6-6-11-3-6-6-9-5-4-8-6-5-2-8-4-7 0-11-1c-46 0-92 0-139 0 0 0 0 0 0 0s-7 0-10 1-6 2-10 4-4 4-6 6-4 6-7 9-4 6-6 11-2 9-4 13-1 8-1 13 0 6-2 11c0 326 0 652 0 979 0 0 0 0 0 0 0 6 0 11 2 16s0 8 1 12 3 8 4 13 4 6 6 10 4 5 7 8 4 4 6 6 6 2 10 3 7 0 10 1c46 0 93 0 139 0">
              <text:p text:style-name="P6"/>
            </draw:path>
            <draw:path draw:style-name="gr3" draw:text-style-name="P3" draw:layer="layout" svg:width="0.218cm" svg:height="1.075cm" draw:transform="rotate (-1.57079632679579) translate (14.096cm 14.187cm)" svg:viewBox="0 0 219 1076" svg:d="m159 1075c0 0 0 0 0 0s7 0 11-2 9-2 12-4 6-4 10-6 5-6 9-9 4-9 7-14 3-8 5-12 3-8 4-14 0-10 1-16c0-307 0-614 0-922 0 0 0 0 0 0 0-5 0-10-1-15s-2-8-4-14-2-8-5-12-4-7-7-12-5-6-9-11-6-4-10-6-7-2-12-4-6 0-11-2c-34 0-69 0-104 0 0 0 0 0 0 0s-7 0-12 2-6 2-10 4-5 4-9 6-6 6-8 11-5 6-6 12-3 8-5 12-3 8-4 14 0 10-1 15c0 308 0 615 0 922 0 0 0 0 0 0 0 6 0 11 1 16s2 8 4 14 2 8 5 12 4 8 6 14 4 6 8 9 5 4 9 6 6 2 10 4 7 0 12 2c34 0 69 0 104 0">
              <text:p text:style-name="P6"/>
            </draw:path>
            <draw:path draw:style-name="gr3" draw:text-style-name="P3" draw:layer="layout" svg:width="1.788cm" svg:height="0.521cm" draw:transform="rotate (-1.57079632679579) translate (13.556cm 12.354cm)" svg:viewBox="0 0 1789 522" svg:d="m0 521c0-144 0-288 0-434 0 0 0 0 0 0 9-3 17-6 25-10s16-5 25-9 18-6 27-9 18-6 27-9 19-4 28-7 19-4 28-7 18-4 29-7 20-3 30-6 20-2 30-5 19-4 29-6 22-2 32-3 20 0 30-2 20-2 31-4 20 0 31 0 20 0 30-1 22 0 32 1 20 0 31 0 19 0 30 2 20 2 31 4 18 2 29 3 19 4 29 6 19 2 30 5 19 5 28 8 18 4 27 6 19 6 28 9 18 6 27 9 15 6 25 11 16 8 25 13 15 8 23 12 15 8 22 14 15 10 23 16 13 11 20 17c0 0 0 0 0 0 6-6 11-12 17-19s14-8 21-14 13-10 21-15 14-8 23-13 17-9 25-13 17-6 26-11 19-6 28-10 18-6 28-9 21-4 31-8 19-4 30-7 20-2 31-5 22-2 32-5 23-2 35-4 20 0 32-2 23 0 33-1 21 0 34-2 22 0 33 0 23 0 34 0 22 0 34 2 21 2 32 3 21 0 32 2 20 2 31 5 20 2 32 4 19 2 30 5 19 4 29 8 18 2 28 5 18 6 27 9 15 4 24 7 15 6 23 9 15 6 23 9 12 4 19 9 11 6 18 10c0 144 0 288 0 434-596 0-1191 0-1788 0">
              <text:p text:style-name="P6"/>
            </draw:path>
          </draw:g>
          <draw:line draw:style-name="gr4" draw:text-style-name="P4" draw:layer="layout" svg:x1="7.308cm" svg:y1="11.695cm" svg:x2="7.308cm" svg:y2="25.865cm">
            <text:p text:style-name="P6"/>
          </draw:line>
          <draw:g>
            <draw:rect draw:style-name="gr5" draw:text-style-name="P4" draw:layer="layout" svg:width="1.722cm" svg:height="0.526cm" svg:x="3.708cm" svg:y="25.666cm">
              <text:p text:style-name="P6"/>
            </draw:rect>
            <draw:g>
              <draw:path draw:style-name="gr3" draw:text-style-name="P3" draw:layer="layout" svg:width="0.478cm" svg:height="0.181cm" draw:transform="rotate (-1.57079632679579) translate (3.68cm 25.62cm)" svg:viewBox="0 0 479 182" svg:d="m239 0c79 0 158 0 239 0 0 60 0 120 0 181-159 0-318 0-478 0 0-61 0-121 0-181 79 0 158 0 239 0z">
                <text:p text:style-name="P6"/>
              </draw:path>
              <draw:path draw:style-name="gr3" draw:text-style-name="P3" draw:layer="layout" svg:width="0.478cm" svg:height="0.181cm" draw:transform="rotate (-1.57079632679579) translate (3.68cm 25.62cm)" svg:viewBox="0 0 479 182" svg:d="m239 0c79 0 158 0 239 0 0 60 0 120 0 181-159 0-318 0-478 0 0-61 0-121 0-181 79 0 158 0 239 0z">
                <text:p text:style-name="P6"/>
              </draw:path>
              <draw:path draw:style-name="gr3" draw:text-style-name="P3" draw:layer="layout" svg:width="0.478cm" svg:height="0.181cm" draw:transform="rotate (-1.57079632679579) translate (5.645cm 25.62cm)" svg:viewBox="0 0 479 182" svg:d="m239 0c79 0 158 0 239 0 0 61 0 121 0 181-159 0-318 0-478 0 0-60 0-120 0-181 79 0 158 0 239 0z">
                <text:p text:style-name="P6"/>
              </draw:path>
              <draw:path draw:style-name="gr3" draw:text-style-name="P3" draw:layer="layout" svg:width="1.07cm" svg:height="1.348cm" draw:transform="rotate (-1.57079632679579) translate (5.514cm 24.847cm)" svg:viewBox="0 0 1071 1349" svg:d="m1037 43c11 13 22 28 33 42-334 421-668 841-1003 1263-22-28-44-55-67-85 334-420 668-840 1003-1263 11 13 22 28 34 43z">
                <text:p text:style-name="P6"/>
              </draw:path>
              <draw:path draw:style-name="gr3" draw:text-style-name="P3" draw:layer="layout" svg:width="0.981cm" svg:height="0.515cm" draw:transform="rotate (-1.57079632679579) translate (4.2cm 24.891cm)" svg:viewBox="0 0 982 516" svg:d="m981 515c-366 0-718-112-981-515">
                <text:p text:style-name="P6"/>
              </draw:path>
            </draw:g>
          </draw:g>
          <draw:g>
            <draw:rect draw:style-name="gr6" draw:layer="layout" svg:width="0.523cm" svg:height="1.96cm" svg:x="1.968cm" svg:y="19.918cm">
              <text:p text:style-name="P6"/>
            </draw:rect>
            <draw:g>
              <draw:path draw:style-name="gr3" draw:text-style-name="P3" draw:layer="layout" svg:width="0.478cm" svg:height="0.165cm" svg:x="2.001cm" svg:y="19.902cm" svg:viewBox="0 0 479 166" svg:d="m239 165c-79 0-158 0-239 0 0-55 0-110 0-165 159 0 318 0 478 0 0 55 0 110 0 165-79 0-158 0-239 0z">
                <text:p text:style-name="P6"/>
              </draw:path>
              <draw:path draw:style-name="gr7" draw:text-style-name="P5" draw:layer="layout" svg:width="0cm" svg:height="1.666cm" svg:x="2.246cm" svg:y="20.056cm" svg:viewBox="0 0 1 1667" svg:d="m0 0c0 555 0 1110 0 1666">
                <text:p text:style-name="P6"/>
              </draw:path>
              <draw:path draw:style-name="gr3" draw:text-style-name="P3" draw:layer="layout" svg:width="0.478cm" svg:height="0.166cm" svg:x="2.001cm" svg:y="21.695cm" svg:viewBox="0 0 479 167" svg:d="m239 166c-79 0-158 0-239 0 0-55 0-111 0-166 159 0 318 0 478 0 0 55 0 111 0 166-79 0-158 0-239 0z">
                <text:p text:style-name="P6"/>
              </draw:path>
              <draw:path draw:style-name="gr3" draw:text-style-name="P3" draw:layer="layout" svg:width="0.478cm" svg:height="0.165cm" svg:x="2.001cm" svg:y="19.902cm" svg:viewBox="0 0 479 166" svg:d="m239 165c-79 0-158 0-239 0 0-55 0-110 0-165 159 0 318 0 478 0 0 55 0 110 0 165-79 0-158 0-239 0z">
                <text:p text:style-name="P6"/>
              </draw:path>
            </draw:g>
          </draw:g>
          <draw:g>
            <draw:rect draw:style-name="gr6" draw:layer="layout" svg:width="0.523cm" svg:height="1.96cm" svg:x="1.991cm" svg:y="13.921cm">
              <text:p text:style-name="P6"/>
            </draw:rect>
            <draw:g>
              <draw:path draw:style-name="gr3" draw:text-style-name="P3" draw:layer="layout" svg:width="0.478cm" svg:height="0.165cm" svg:x="2.024cm" svg:y="13.905cm" svg:viewBox="0 0 479 166" svg:d="m239 165c-79 0-158 0-239 0 0-55 0-110 0-165 159 0 318 0 478 0 0 55 0 110 0 165-79 0-158 0-239 0z">
                <text:p text:style-name="P6"/>
              </draw:path>
              <draw:path draw:style-name="gr7" draw:text-style-name="P5" draw:layer="layout" svg:width="0cm" svg:height="1.666cm" svg:x="2.269cm" svg:y="14.059cm" svg:viewBox="0 0 1 1667" svg:d="m0 0c0 555 0 1110 0 1666">
                <text:p text:style-name="P6"/>
              </draw:path>
              <draw:path draw:style-name="gr3" draw:text-style-name="P3" draw:layer="layout" svg:width="0.478cm" svg:height="0.166cm" svg:x="2.024cm" svg:y="15.698cm" svg:viewBox="0 0 479 167" svg:d="m239 166c-79 0-158 0-239 0 0-55 0-111 0-166 159 0 318 0 478 0 0 55 0 111 0 166-79 0-158 0-239 0z">
                <text:p text:style-name="P6"/>
              </draw:path>
              <draw:path draw:style-name="gr3" draw:text-style-name="P3" draw:layer="layout" svg:width="0.478cm" svg:height="0.165cm" svg:x="2.024cm" svg:y="13.905cm" svg:viewBox="0 0 479 166" svg:d="m239 165c-79 0-158 0-239 0 0-55 0-110 0-165 159 0 318 0 478 0 0 55 0 110 0 165-79 0-158 0-239 0z">
                <text:p text:style-name="P6"/>
              </draw:path>
            </draw:g>
          </draw:g>
          <draw:g>
            <draw:rect draw:style-name="gr6" draw:layer="layout" svg:width="0.523cm" svg:height="3.955cm" svg:x="16.984cm" svg:y="7.905cm">
              <text:p text:style-name="P6"/>
            </draw:rect>
            <draw:g>
              <draw:path draw:style-name="gr3" draw:text-style-name="P3" draw:layer="layout" svg:width="0.478cm" svg:height="0.333cm" svg:x="17.017cm" svg:y="7.873cm" svg:viewBox="0 0 479 334" svg:d="m239 333c-79 0-158 0-239 0 0-111 0-222 0-333 159 0 318 0 478 0 0 111 0 222 0 333-79 0-158 0-239 0z">
                <text:p text:style-name="P6"/>
              </draw:path>
              <draw:path draw:style-name="gr7" draw:text-style-name="P5" draw:layer="layout" svg:width="0cm" svg:height="3.361cm" svg:x="17.262cm" svg:y="8.184cm" svg:viewBox="0 0 1 3362" svg:d="m0 0c0 1120 0 2239 0 3361">
                <text:p text:style-name="P6"/>
              </draw:path>
              <draw:path draw:style-name="gr3" draw:text-style-name="P3" draw:layer="layout" svg:width="0.478cm" svg:height="0.335cm" svg:x="17.017cm" svg:y="11.491cm" svg:viewBox="0 0 479 336" svg:d="m239 335c-79 0-158 0-239 0 0-111 0-224 0-335 159 0 318 0 478 0 0 111 0 224 0 335-79 0-158 0-239 0z">
                <text:p text:style-name="P6"/>
              </draw:path>
              <draw:path draw:style-name="gr3" draw:text-style-name="P3" draw:layer="layout" svg:width="0.478cm" svg:height="0.333cm" svg:x="17.017cm" svg:y="7.873cm" svg:viewBox="0 0 479 334" svg:d="m239 333c-79 0-158 0-239 0 0-111 0-222 0-333 159 0 318 0 478 0 0 111 0 222 0 333-79 0-158 0-239 0z">
                <text:p text:style-name="P6"/>
              </draw:path>
            </draw:g>
          </draw:g>
          <draw:g>
            <draw:rect draw:style-name="gr6" draw:layer="layout" svg:width="0.523cm" svg:height="1.96cm" svg:x="17.02cm" svg:y="15.932cm">
              <text:p text:style-name="P6"/>
            </draw:rect>
            <draw:g>
              <draw:path draw:style-name="gr3" draw:text-style-name="P3" draw:layer="layout" svg:width="0.478cm" svg:height="0.165cm" svg:x="17.053cm" svg:y="15.916cm" svg:viewBox="0 0 479 166" svg:d="m239 165c-79 0-158 0-239 0 0-55 0-110 0-165 159 0 318 0 478 0 0 55 0 110 0 165-79 0-158 0-239 0z">
                <text:p text:style-name="P6"/>
              </draw:path>
              <draw:path draw:style-name="gr7" draw:text-style-name="P5" draw:layer="layout" svg:width="0cm" svg:height="1.666cm" svg:x="17.298cm" svg:y="16.07cm" svg:viewBox="0 0 1 1667" svg:d="m0 0c0 555 0 1110 0 1666">
                <text:p text:style-name="P6"/>
              </draw:path>
              <draw:path draw:style-name="gr3" draw:text-style-name="P3" draw:layer="layout" svg:width="0.478cm" svg:height="0.166cm" svg:x="17.053cm" svg:y="17.709cm" svg:viewBox="0 0 479 167" svg:d="m239 166c-79 0-158 0-239 0 0-55 0-111 0-166 159 0 318 0 478 0 0 55 0 111 0 166-79 0-158 0-239 0z">
                <text:p text:style-name="P6"/>
              </draw:path>
              <draw:path draw:style-name="gr3" draw:text-style-name="P3" draw:layer="layout" svg:width="0.478cm" svg:height="0.165cm" svg:x="17.053cm" svg:y="15.916cm" svg:viewBox="0 0 479 166" svg:d="m239 165c-79 0-158 0-239 0 0-55 0-110 0-165 159 0 318 0 478 0 0 55 0 110 0 165-79 0-158 0-239 0z">
                <text:p text:style-name="P6"/>
              </draw:path>
            </draw:g>
          </draw:g>
          <draw:g>
            <draw:rect draw:style-name="gr6" draw:layer="layout" svg:width="0.523cm" svg:height="3.955cm" draw:transform="rotate (1.5707963267946) translate (12.151cm 5.256cm)">
              <text:p text:style-name="P6"/>
            </draw:rect>
            <draw:g>
              <draw:path draw:style-name="gr3" draw:text-style-name="P3" draw:layer="layout" svg:width="0.478cm" svg:height="0.333cm" draw:transform="rotate (1.5707963267946) translate (12.119cm 5.223cm)" svg:viewBox="0 0 479 334" svg:d="m239 333c-79 0-158 0-239 0 0-111 0-222 0-333 159 0 318 0 478 0 0 111 0 222 0 333-79 0-158 0-239 0z">
                <text:p text:style-name="P6"/>
              </draw:path>
              <draw:path draw:style-name="gr7" draw:text-style-name="P5" draw:layer="layout" svg:width="0cm" svg:height="3.361cm" draw:transform="rotate (1.5707963267946) translate (12.43cm 4.978cm)" svg:viewBox="0 0 1 3362" svg:d="m0 0c0 1120 0 2239 0 3361">
                <text:p text:style-name="P6"/>
              </draw:path>
              <draw:path draw:style-name="gr3" draw:text-style-name="P3" draw:layer="layout" svg:width="0.478cm" svg:height="0.335cm" draw:transform="rotate (1.5707963267946) translate (15.737cm 5.223cm)" svg:viewBox="0 0 479 336" svg:d="m239 335c-79 0-158 0-239 0 0-111 0-224 0-335 159 0 318 0 478 0 0 111 0 224 0 335-79 0-158 0-239 0z">
                <text:p text:style-name="P6"/>
              </draw:path>
              <draw:path draw:style-name="gr3" draw:text-style-name="P3" draw:layer="layout" svg:width="0.478cm" svg:height="0.333cm" draw:transform="rotate (1.5707963267946) translate (12.119cm 5.223cm)" svg:viewBox="0 0 479 334" svg:d="m239 333c-79 0-158 0-239 0 0-111 0-222 0-333 159 0 318 0 478 0 0 111 0 222 0 333-79 0-158 0-239 0z">
                <text:p text:style-name="P6"/>
              </draw:path>
            </draw:g>
          </draw:g>
          <draw:g>
            <draw:rect draw:style-name="gr6" draw:layer="layout" svg:width="0.523cm" svg:height="4.024cm" svg:x="2.026cm" svg:y="5.86cm">
              <text:p text:style-name="P6"/>
            </draw:rect>
            <draw:g>
              <draw:path draw:style-name="gr3" draw:text-style-name="P3" draw:layer="layout" svg:width="0.478cm" svg:height="0.339cm" svg:x="2.059cm" svg:y="5.827cm" svg:viewBox="0 0 479 340" svg:d="m239 339c-79 0-158 0-239 0 0-113 0-226 0-339 159 0 318 0 478 0 0 113 0 226 0 339-79 0-158 0-239 0z">
                <text:p text:style-name="P6"/>
              </draw:path>
              <draw:path draw:style-name="gr7" draw:text-style-name="P5" draw:layer="layout" svg:width="0cm" svg:height="3.421cm" svg:x="2.304cm" svg:y="6.143cm" svg:viewBox="0 0 1 3422" svg:d="m0 0c0 1140 0 2279 0 3421">
                <text:p text:style-name="P6"/>
              </draw:path>
              <draw:path draw:style-name="gr3" draw:text-style-name="P3" draw:layer="layout" svg:width="0.478cm" svg:height="0.341cm" svg:x="2.059cm" svg:y="9.508cm" svg:viewBox="0 0 479 342" svg:d="m239 341c-79 0-158 0-239 0 0-113 0-228 0-341 159 0 318 0 478 0 0 113 0 228 0 341-79 0-158 0-239 0z">
                <text:p text:style-name="P6"/>
              </draw:path>
              <draw:path draw:style-name="gr3" draw:text-style-name="P3" draw:layer="layout" svg:width="0.478cm" svg:height="0.339cm" svg:x="2.059cm" svg:y="5.827cm" svg:viewBox="0 0 479 340" svg:d="m239 339c-79 0-158 0-239 0 0-113 0-226 0-339 159 0 318 0 478 0 0 113 0 226 0 339-79 0-158 0-239 0z">
                <text:p text:style-name="P6"/>
              </draw:path>
            </draw:g>
          </draw:g>
          <draw:line draw:style-name="gr4" draw:text-style-name="P4" draw:layer="layout" svg:x1="7.283cm" svg:y1="14.928cm" svg:x2="17.292cm" svg:y2="14.928cm">
            <text:p text:style-name="P6"/>
          </draw:line>
          <draw:line draw:style-name="gr4" draw:text-style-name="P4" draw:layer="layout" svg:x1="2.334cm" svg:y1="11.859cm" svg:x2="10.019cm" svg:y2="11.859cm">
            <text:p text:style-name="P6"/>
          </draw:line>
          <draw:g>
            <draw:rect draw:style-name="gr6" draw:layer="layout" svg:width="0.523cm" svg:height="1.96cm" svg:x="17.019cm" svg:y="21.894cm">
              <text:p text:style-name="P6"/>
            </draw:rect>
            <draw:g>
              <draw:path draw:style-name="gr3" draw:text-style-name="P3" draw:layer="layout" svg:width="0.478cm" svg:height="0.165cm" svg:x="17.052cm" svg:y="21.878cm" svg:viewBox="0 0 479 166" svg:d="m239 165c-79 0-158 0-239 0 0-55 0-110 0-165 159 0 318 0 478 0 0 55 0 110 0 165-79 0-158 0-239 0z">
                <text:p text:style-name="P6"/>
              </draw:path>
              <draw:path draw:style-name="gr7" draw:text-style-name="P5" draw:layer="layout" svg:width="0cm" svg:height="1.666cm" svg:x="17.297cm" svg:y="22.032cm" svg:viewBox="0 0 1 1667" svg:d="m0 0c0 555 0 1110 0 1666">
                <text:p text:style-name="P6"/>
              </draw:path>
              <draw:path draw:style-name="gr3" draw:text-style-name="P3" draw:layer="layout" svg:width="0.478cm" svg:height="0.166cm" svg:x="17.052cm" svg:y="23.671cm" svg:viewBox="0 0 479 167" svg:d="m239 166c-79 0-158 0-239 0 0-55 0-111 0-166 159 0 318 0 478 0 0 55 0 111 0 166-79 0-158 0-239 0z">
                <text:p text:style-name="P6"/>
              </draw:path>
              <draw:path draw:style-name="gr3" draw:text-style-name="P3" draw:layer="layout" svg:width="0.478cm" svg:height="0.165cm" svg:x="17.052cm" svg:y="21.878cm" svg:viewBox="0 0 479 166" svg:d="m239 165c-79 0-158 0-239 0 0-55 0-110 0-165 159 0 318 0 478 0 0 55 0 110 0 165-79 0-158 0-239 0z">
                <text:p text:style-name="P6"/>
              </draw:path>
            </draw:g>
          </draw:g>
          <draw:polyline draw:style-name="gr2" draw:layer="layout" svg:width="5.926cm" svg:height="4.939cm" draw:transform="rotate (3.1415926535892) translate (17.221cm 25.865cm)" svg:viewBox="0 0 5927 4940" draw:points="0,4939 3880,4939 5926,4939 5926,0">
            <text:p text:style-name="P6"/>
          </draw:polyline>
          <draw:g>
            <draw:rect draw:style-name="gr5" draw:text-style-name="P4" draw:layer="layout" svg:width="1.443cm" svg:height="0.526cm" svg:x="3.674cm" svg:y="11.655cm">
              <text:p text:style-name="P6"/>
            </draw:rect>
            <draw:g>
              <draw:path draw:style-name="gr3" draw:text-style-name="P3" draw:layer="layout" svg:width="0.478cm" svg:height="0.152cm" draw:transform="rotate (-1.57079632679579) translate (3.651cm 11.609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0.478cm" svg:height="0.152cm" draw:transform="rotate (-1.57079632679579) translate (3.651cm 11.609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0.478cm" svg:height="0.152cm" draw:transform="rotate (-1.57079632679579) translate (5.297cm 11.609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1.07cm" svg:height="1.129cm" draw:transform="rotate (-1.57079632679579) translate (5.187cm 10.836cm)" svg:viewBox="0 0 1071 1130" svg:d="m1037 36c11 11 22 23 33 35-334 353-668 705-1003 1058-22-23-44-46-67-71 334-352 668-704 1003-1058 11 11 22 23 34 36z">
                <text:p text:style-name="P6"/>
              </draw:path>
              <draw:path draw:style-name="gr3" draw:text-style-name="P3" draw:layer="layout" svg:width="0.981cm" svg:height="0.431cm" draw:transform="rotate (-1.57079632679579) translate (4.086cm 10.88cm)" svg:viewBox="0 0 982 432" svg:d="m981 431c-366 0-718-94-981-431">
                <text:p text:style-name="P6"/>
              </draw:path>
            </draw:g>
          </draw:g>
          <draw:g>
            <draw:rect draw:style-name="gr5" draw:text-style-name="P4" draw:layer="layout" svg:width="1.443cm" svg:height="0.526cm" svg:x="13.666cm" svg:y="20.705cm">
              <text:p text:style-name="P6"/>
            </draw:rect>
            <draw:g>
              <draw:path draw:style-name="gr3" draw:text-style-name="P3" draw:layer="layout" svg:width="0.478cm" svg:height="0.152cm" draw:transform="rotate (-1.57079632679579) translate (13.643cm 20.659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0.478cm" svg:height="0.152cm" draw:transform="rotate (-1.57079632679579) translate (13.643cm 20.659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0.478cm" svg:height="0.152cm" draw:transform="rotate (-1.57079632679579) translate (15.289cm 20.659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1.07cm" svg:height="1.129cm" draw:transform="rotate (-1.57079632679579) translate (15.179cm 19.886cm)" svg:viewBox="0 0 1071 1130" svg:d="m1037 36c11 11 22 23 33 35-334 353-668 705-1003 1058-22-23-44-46-67-71 334-352 668-704 1003-1058 11 11 22 23 34 36z">
                <text:p text:style-name="P6"/>
              </draw:path>
              <draw:path draw:style-name="gr3" draw:text-style-name="P3" draw:layer="layout" svg:width="0.981cm" svg:height="0.431cm" draw:transform="rotate (-1.57079632679579) translate (14.078cm 19.93cm)" svg:viewBox="0 0 982 432" svg:d="m981 431c-366 0-718-94-981-431">
                <text:p text:style-name="P6"/>
              </draw:path>
            </draw:g>
          </draw:g>
          <draw:g>
            <draw:rect draw:style-name="gr5" draw:text-style-name="P4" draw:layer="layout" svg:width="1.443cm" svg:height="0.526cm" svg:x="11.072cm" svg:y="14.724cm">
              <text:p text:style-name="P6"/>
            </draw:rect>
            <draw:g>
              <draw:path draw:style-name="gr3" draw:text-style-name="P3" draw:layer="layout" svg:width="0.478cm" svg:height="0.152cm" draw:transform="rotate (-1.57079632679579) translate (11.049cm 14.678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0.478cm" svg:height="0.152cm" draw:transform="rotate (-1.57079632679579) translate (11.049cm 14.678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0.478cm" svg:height="0.152cm" draw:transform="rotate (-1.57079632679579) translate (12.695cm 14.678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1.07cm" svg:height="1.129cm" draw:transform="rotate (-1.57079632679579) translate (12.585cm 13.905cm)" svg:viewBox="0 0 1071 1130" svg:d="m1037 36c11 11 22 23 33 35-334 353-668 705-1003 1058-22-23-44-46-67-71 334-352 668-704 1003-1058 11 11 22 23 34 36z">
                <text:p text:style-name="P6"/>
              </draw:path>
              <draw:path draw:style-name="gr3" draw:text-style-name="P3" draw:layer="layout" svg:width="0.981cm" svg:height="0.431cm" draw:transform="rotate (-1.57079632679579) translate (11.484cm 13.949cm)" svg:viewBox="0 0 982 432" svg:d="m981 431c-366 0-718-94-981-431">
                <text:p text:style-name="P6"/>
              </draw:path>
            </draw:g>
          </draw:g>
          <draw:line draw:style-name="gr4" draw:text-style-name="P4" draw:layer="layout" svg:x1="7.273cm" svg:y1="20.926cm" svg:x2="12.065cm" svg:y2="20.926cm">
            <text:p text:style-name="P6"/>
          </draw:line>
          <draw:g>
            <draw:rect draw:style-name="gr5" draw:text-style-name="P4" draw:layer="layout" svg:width="1.443cm" svg:height="0.526cm" draw:transform="rotate (-1.57079632679579) translate (7.562cm 23.399cm)">
              <text:p text:style-name="P6"/>
            </draw:rect>
            <draw:g>
              <draw:path draw:style-name="gr3" draw:text-style-name="P3" draw:layer="layout" svg:width="0.478cm" svg:height="0.152cm" draw:transform="rotate (3.1415926535892) translate (7.608cm 23.376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0.478cm" svg:height="0.152cm" draw:transform="rotate (3.1415926535892) translate (7.608cm 23.376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0.478cm" svg:height="0.152cm" draw:transform="rotate (3.1415926535892) translate (7.608cm 25.022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1.07cm" svg:height="1.129cm" draw:transform="rotate (3.1415926535892) translate (8.381cm 24.912cm)" svg:viewBox="0 0 1071 1130" svg:d="m1037 36c11 11 22 23 33 35-334 353-668 705-1003 1058-22-23-44-46-67-71 334-352 668-704 1003-1058 11 11 22 23 34 36z">
                <text:p text:style-name="P6"/>
              </draw:path>
              <draw:path draw:style-name="gr3" draw:text-style-name="P3" draw:layer="layout" svg:width="0.981cm" svg:height="0.431cm" draw:transform="rotate (3.1415926535892) translate (8.337cm 23.811cm)" svg:viewBox="0 0 982 432" svg:d="m981 431c-366 0-718-94-981-431">
                <text:p text:style-name="P6"/>
              </draw:path>
            </draw:g>
          </draw:g>
          <draw:g>
            <draw:path draw:style-name="gr3" draw:text-style-name="P3" draw:layer="layout" svg:width="1.082cm" svg:height="1.33cm" svg:x="9.415cm" svg:y="21.332cm" svg:viewBox="0 0 1083 1331" svg:d="m541 1c0 0 0 0 1 0 12 0 24 0 37-1s24 0 36 0 24 0 36 0 22 0 35 0 22 0 33 0 22 0 33 2c5 0 10 0 16 1s10 0 16 1 10 0 15 2 10 0 16 2 8 0 14 2 10 2 15 3 8 2 14 4 8 2 14 3 8 2 14 5 8 2 13 5 8 2 13 5 8 4 12 6 8 4 12 7 8 4 12 7 6 4 11 8 6 6 11 9 6 6 10 9 6 6 10 11 6 6 10 11 6 6 9 11 4 8 8 14 4 8 8 13 4 10 8 15 4 10 7 16 4 10 6 16 4 12 6 18 4 12 6 19 2 12 5 20 2 14 5 21 2 14 3 22 0 8 2 12 0 8 2 12 0 8 1 12 0 8 2 12 0 8 0 13 0 8 1 13 0 18 2 27 0 18 1 28 0 20 0 30c0 0 0 0 0 0 0 10 0 20 0 30s0 20-1 30 0 20-2 30 0 18-1 29-2 20-3 30-2 18-4 28-2 18-3 29-2 18-5 28-2 18-5 28-4 18-6 27-4 18-6 27-4 16-6 26-4 18-7 27-4 16-8 25-4 16-8 25-4 16-8 25-6 16-9 25-6 14-10 23-6 14-10 23-6 14-10 23-6 14-11 22-6 14-11 22-8 14-12 21-8 12-12 20-8 12-12 20-8 12-13 19-8 12-13 18-8 12-14 18-8 10-14 17-8 10-14 16-10 10-15 16-8 10-14 15-10 8-16 14-10 8-15 13-10 8-16 12-10 8-16 12-10 6-16 11-10 6-17 10-10 6-17 9-10 4-17 8-10 4-17 8-10 4-17 6-12 2-18 5-12 2-18 5-12 2-18 4-6 0-9 1-6 0-9 1-6 0-9 1-6 0-10 0-6 0-9 1-6 0-9 0 0 0-1 0-6 0-10 0-6 0-9-1-6 0-9 0-6 0-9-1-6 0-10-1-6 0-9-1-12-2-18-4-12-2-18-5-10-2-17-5-12-4-18-6-10-4-17-8-10-4-17-8-10-6-17-9-10-6-16-10-10-6-17-11-10-8-16-12-10-8-16-12-10-8-15-13-10-8-15-14-10-10-15-15-10-10-15-16-8-10-14-16-8-10-14-17-8-12-13-18-8-12-13-18-8-12-13-19-8-12-12-20-8-12-13-20-6-14-11-21-6-14-11-22-6-14-11-22-6-14-11-23-6-14-10-23-6-14-9-23-6-16-9-25-6-16-9-25-4-16-8-25-4-16-8-25-4-18-7-27-4-16-6-26-4-18-6-27-4-18-6-27-2-18-5-28-2-18-4-28-2-18-4-29-2-18-3-28-2-20-3-30 0-18-2-29 0-20-2-30 0-20-1-30 0-20 0-30c0 0 0 0 0 0 0-10 0-20 0-30s0-18 1-28 0-18 2-27 0-16 2-26 2-16 3-25 2-14 3-23c0-3 0-6 2-11s0-6 2-11 0-6 2-11 0-6 2-10 2-6 3-10 0-6 2-10 4-12 6-19 4-12 6-18 4-10 6-16 4-10 7-16 4-10 8-15 4-8 8-13 6-8 9-14 6-6 9-11 6-6 9-11 6-6 10-11 6-6 11-9 6-6 11-9 6-4 11-8 6-4 11-7 8-4 13-7 8-4 12-6 8-2 13-5 8-2 13-5 8-2 13-5 8-2 14-3 8-2 14-4 10-2 15-3 10 0 15-2 10 0 15-2 10 0 15-2 10 0 16-1 10 0 16-1c11 0 22 0 33-2s22 0 34 0 22 0 35 0 22 0 35 0 24 0 37 0 24 0 37 1c0 0 0 0 0 0z">
              <text:p text:style-name="P6"/>
            </draw:path>
            <draw:path draw:style-name="gr3" draw:text-style-name="P3" draw:layer="layout" svg:width="0.816cm" svg:height="1.002cm" svg:x="9.547cm" svg:y="21.496cm" svg:viewBox="0 0 817 1003" svg:d="m409 1c0 0 0 0 0 0 9 0 18 0 27 0s18 0 27 0 18 0 27-1 16 0 26 0 16 0 26 1 16 0 24 1 8 0 13 1 6 0 11 1 8 0 12 1 6 0 11 2 8 0 12 2 6 0 11 2 6 0 10 2 6 2 11 3 6 2 10 4 6 2 10 3 6 2 10 4 6 2 9 5 6 2 9 5 6 4 9 6 6 4 9 6 4 4 8 6 4 4 8 7 4 4 7 8 4 4 8 8 4 6 6 9 4 6 7 10 4 6 6 11 4 6 6 11 2 8 5 12 2 8 5 12 2 8 5 13 2 10 4 15 2 10 4 15 2 10 3 16 2 10 3 16 2 12 3 18 0 12 2 18 0 12 1 20 0 14 2 21 0 14 0 21 0 14 0 22c0 0 0 0 0 0 0 7 0 14 0 23s0 14 0 23 0 14-2 22 0 14-1 22 0 14-2 22-2 14-3 21-2 14-3 22-2 14-3 21-2 14-4 21-2 12-4 20-2 14-5 21-2 12-5 20-2 12-5 20-4 12-6 19-4 12-6 19-4 12-7 18-4 12-6 19-4 10-8 17-4 12-7 18-4 10-8 17-4 10-8 16-6 10-9 17-6 10-9 15-6 10-9 15-6 10-9 16-6 8-10 14-6 8-10 14-6 8-10 13-6 8-11 13-6 8-10 12-6 8-11 12-8 6-12 11-6 6-11 10-8 6-12 10-6 6-11 10-8 4-13 8-8 4-12 8-8 4-12 8-8 4-13 7-8 4-13 6-8 2-13 5-8 2-13 5-8 2-13 4-8 2-14 4-8 0-13 2-8 0-14 2-8 0-14 1-8 0-13 1c0 0 0 0 0 0s-8 0-14-1-8 0-14-1-8 0-14-2-8 0-13-2-8-2-14-4-8-2-13-4-8-2-13-5-8-2-13-5-8-4-13-6-8-4-13-7-8-4-12-8-8-4-12-8-8-4-13-8-6-6-11-10-8-6-12-10-8-6-12-10-6-6-11-11-6-8-11-12-6-8-11-12-6-8-10-13-6-8-10-13-6-8-10-14-6-8-10-14-6-10-9-16-6-10-10-15-4-10-8-15-6-10-9-17-4-10-8-16-4-10-8-17-4-12-7-18-4-10-8-17-4-12-7-19-4-12-6-18-4-12-6-19-4-12-6-19-2-12-5-20-2-12-5-20-2-14-5-21-2-12-4-20-2-14-4-21-2-14-4-21 0-14-2-22-2-14-3-21 0-14-2-22 0-14-2-22 0-14-1-22 0-14 0-23 0-14-1-23c0 0 0 0 0 0 0-7 0-14 1-22s0-14 0-21 0-14 1-21 0-12 2-20 0-12 2-18 2-12 3-18 0-10 2-16 2-10 4-16 2-10 4-15 2-10 4-15 2-8 5-13 2-8 5-12 2-8 5-12 4-6 6-11 4-6 6-11 4-6 6-10 4-6 7-9 4-4 8-8 4-4 7-8 4-4 8-7 4-4 8-6 6-4 9-6 4-4 8-6 6-2 10-5 6-2 9-5 6-2 10-4 6-2 10-3 6-2 10-4 6-2 10-3 6 0 11-2 6 0 11-2 6 0 11-2 8 0 12-2 8 0 12-1 6 0 11-1 8 0 13-1 16 0 24-1 16 0 26-1 16 0 26 0 18 0 27 1 18 0 27 0 18 0 28 0c0 0 0 0 0 0z">
              <text:p text:style-name="P6"/>
            </draw:path>
            <draw:path draw:style-name="gr3" draw:text-style-name="P3" draw:layer="layout" svg:width="0.334cm" svg:height="0.332cm" svg:x="9.788cm" svg:y="21.978cm" svg:viewBox="0 0 335 333" svg:d="m167 332c-92 0-167-75-167-166s75-166 167-166 167 75 167 166-75 166-167 166z">
              <text:p text:style-name="P6"/>
            </draw:path>
            <draw:path draw:style-name="gr3" draw:text-style-name="P3" draw:layer="layout" svg:width="1.274cm" svg:height="0.372cm" svg:x="9.319cm" svg:y="21.024cm" svg:viewBox="0 0 1275 373" svg:d="m217 0c280 0 560 0 840 0 5 0 10 0 15 1s10 0 15 1 8 0 14 2 8 2 14 3 8 2 14 3 8 2 12 5 8 2 13 5 8 2 13 5 6 4 11 7 8 4 12 7 6 4 10 7 6 4 10 8 6 6 10 9 6 6 9 9 4 6 8 10 4 6 7 10 4 6 7 10 4 6 6 11 2 6 5 11 2 8 4 12 2 8 4 12 0 4 1 6 0 4 1 6 0 4 1 7 0 4 1 6 0 4 0 6 0 4 0 7 0 0 0 1 0 4 0 6 0 4 0 7 0 4-1 6 0 4-1 6 0 4-1 6 0 4-1 6-2 8-4 12-2 8-4 12-2 6-5 11-4 6-6 11-4 6-7 11-4 6-7 10-4 6-8 9-6 6-9 9-6 6-10 9-6 4-10 8-6 4-10 8-8 4-12 7-6 4-11 6-8 4-13 6-8 2-13 5-4 0-6 2-4 0-7 2-4 0-6 2-4 0-7 2-4 0-7 1-4 0-7 1-8 0-14 2-10 0-15 2-10 0-15 0c-280 0-560 0-840 0-5 0-10 0-15 0s-10 0-15-2-8 0-14-2-4 0-7-1-4 0-6-1-4 0-7-2-4 0-7-2-4 0-7-2-4 0-6-2-8-2-13-5-8-4-12-6-8-4-12-6-6-4-11-7-6-4-11-8-6-4-10-8-6-6-10-9-4-6-8-9-6-6-9-9-4-6-7-10-4-6-7-11-4-6-6-11-2-6-5-11-2-8-4-12-2-8-3-12 0-4-1-6 0-4-2-6 0-4-1-6 0-4 0-6 0-4-1-7 0-4 0-6 0 0 0-1 0-4 0-7 0-4 1-6 0-4 0-6 0-4 1-7 0-4 2-6 0-4 1-6 2-8 3-12 2-8 4-12 2-6 5-11 4-6 6-11 4-6 7-10 4-6 7-10 6-6 9-10 4-6 8-9 6-6 10-9 6-4 10-8 6-4 11-7 6-4 11-7 8-4 12-7 8-2 12-5 8-2 13-5 8-2 13-5 8-2 14-3 8-2 13-3 8 0 14-2 10 0 15-1 10 0 15-1c0 0 0 0 0 0z">
              <text:p text:style-name="P6"/>
            </draw:path>
            <draw:path draw:style-name="gr3" draw:text-style-name="P3" draw:layer="layout" svg:width="0.124cm" svg:height="0.124cm" svg:x="9.893cm" svg:y="21.167cm" svg:viewBox="0 0 125 125" svg:d="m62 124c-34 0-62-28-62-62s28-62 62-62 62 28 62 62-28 62-62 62z">
              <text:p text:style-name="P6"/>
            </draw:path>
          </draw:g>
          <draw:g>
            <draw:path draw:style-name="gr3" draw:text-style-name="P3" draw:layer="layout" svg:width="1.736cm" svg:height="1.186cm" svg:x="9.319cm" svg:y="24.489cm" svg:viewBox="0 0 1737 1187" svg:d="m0 0c578 0 1156 0 1736 0 0 395 0 791 0 1186-578 0-1156 0-1736 0 0-395 0-791 0-1186 0 0 0 0 0 0s0 0 0 0z">
              <text:p text:style-name="P6"/>
            </draw:path>
            <draw:path draw:style-name="gr3" draw:text-style-name="P3" draw:layer="layout" svg:width="0.116cm" svg:height="0.123cm" svg:x="9.879cm" svg:y="24.617cm" svg:viewBox="0 0 117 124" svg:d="m0 64c0 0 0 0 0 0s0-4 0-5 0-4 1-6 0-3 0-5 0-1 1-4 0-2 1-4 0-2 1-4 0-1 1-4 0-2 2-3 0-2 2-4 0-2 2-3 0-2 2-3 1-2 2-2 2-4 5-6 3-1 6-4 4-2 7-2 3-2 7-3 5 0 8-1 5 0 8-1 5 0 10 1 5 0 8 1 6 2 8 3 2 0 4 1 2 0 4 2 1 0 2 2 2 0 4 1 2 2 3 3 1 2 2 3 2 3 5 5 2 3 3 7 2 5 3 7 0 5 2 8 0 5 2 9 0 7 0 11 0 5 0 9 0 5-2 9 0 5-2 7-2 4-3 7-1 4-3 6-2 4-5 6-3 2-5 4-4 2-6 4-4 2-8 3-5 0-8 2-5 0-8 2-5 0-10 0-5 0-8 0-6 0-8-2-4 0-7-2-4-1-7-3-3-2-6-4-2-1-5-4-1-3-4-6-2-3-4-6-2-3-3-7 0-5-2-7 0-5-1-9 0-5-1-9 0 0 0 0 0 0 0 0z">
              <text:p text:style-name="P6"/>
            </draw:path>
            <draw:path draw:style-name="gr3" draw:text-style-name="P3" draw:layer="layout" svg:width="0.112cm" svg:height="0.123cm" svg:x="10.383cm" svg:y="24.617cm" svg:viewBox="0 0 113 124" svg:d="m0 64c0-4 0-7 1-11s0-5 1-9 0-5 1-8 0-1 1-4 0-2 2-3 0-2 1-4 0-2 2-3 0-2 2-3 2-2 2-2 0-2 2-3 2-2 3-3 2 0 3-1 1 0 2-2 2 0 3-2 2 0 4-1 3-2 7-3 4 0 7-1 6 0 9-1 2 0 5 0 2 0 4 1 2 0 5 1 2 0 4 0 2 0 4 1 2 0 4 2 1 0 3 1 2 0 4 2 2 0 3 2 1 0 2 1 2 2 3 3 2 2 3 3 1 3 4 5 2 3 5 7 2 5 2 7 0 5 2 8 0 5 2 9 0 7 0 11 0 5 0 9 0 5-2 9 0 5-2 7-1 4-2 7-2 4-5 6-2 4-4 6-4 2-6 4-3 2-5 4-4 2-7 3-2 0-4 1-2 0-4 1-1 0-4 1-2 0-5 1-2 0-4 0-2 0-5 0-5 0-9 0-3 0-7-2-4 0-7-2-4-1-7-3-3-2-5-4-2-1-5-4-1-3-4-6-2-3-3-6-2-3-3-7 0-5-1-7 0-5-1-9 0-5-1-9 0 0 0 0 0 0 0 0z">
              <text:p text:style-name="P6"/>
            </draw:path>
            <draw:path draw:style-name="gr3" draw:text-style-name="P3" draw:layer="layout" svg:width="1.167cm" svg:height="0.777cm" svg:x="9.602cm" svg:y="24.8cm" svg:viewBox="0 0 1168 778" svg:d="m584 777c-322 0-584-175-584-389s262-388 584-388 583 174 583 388-261 389-583 389z">
              <text:p text:style-name="P6"/>
            </draw:path>
            <draw:path draw:style-name="gr3" draw:text-style-name="P3" draw:layer="layout" svg:width="0.157cm" svg:height="0.407cm" svg:x="10.114cm" svg:y="24.552cm" svg:viewBox="0 0 158 408" svg:d="m0 24c0 0 0 0 0 0 9 120 18 240 29 361 0 1 0 2 0 4s0 2 1 3 0 2 2 3 0 2 2 2 1 2 2 3 2 0 3 2 2 0 4 1 2 0 4 1 2 0 5 1 3 0 5 1 4 0 7 1 3 0 6 0 3 0 5 0 4 0 6-1 3 0 5-1 4 0 6-1 1 0 4-1 2 0 4-1 1 0 3-2 2-2 4-3 0-1 2-2 2-2 2-3 0-1 2-3 0-2 1-4c14-119 27-239 43-361 0 0 0 0 0-1s0 0-1-2 0 0-1-2 0 0 0-2 0 0-2 0 0 0-1-2-2-2-4-3-2-1-5-2-4 0-5-2-4 0-8-2-5 0-8-1-5 0-9-2-5 0-10-1-7 0-11-1-7 0-12-1-7 0-13 0-7 0-12 0-7 0-10 1-6 0-10 1-5 0-9 2-3 0-6 1-4 0-6 2-4 2-6 3-1 1-3 3-2 2-3 4 0 1-2 3 0 2 0 4 0 0 0 0 0 0 0 0z">
              <text:p text:style-name="P6"/>
            </draw:path>
          </draw:g>
          <draw:g>
            <draw:path draw:style-name="gr3" draw:text-style-name="P3" draw:layer="layout" svg:width="3.33cm" svg:height="0.972cm" draw:transform="rotate (-1.57079632679579) translate (17.065cm 21.477cm)" svg:viewBox="0 0 3331 973" svg:d="m3330 972c-1110 0-2219 0-3330 0 0-324 0-648 0-972 1110 0 2219 0 3330 0 0 324 0 648 0 972 0 0 0 0 0 0z">
              <text:p text:style-name="P6"/>
            </draw:path>
            <draw:path draw:style-name="gr3" draw:text-style-name="P3" draw:layer="layout" svg:width="0.114cm" svg:height="0.1cm" draw:transform="rotate (-1.57079632679579) translate (16.299cm 22.494cm)" svg:viewBox="0 0 115 101" svg:d="m114 50c0 0 0 0 0 0s0 5 0 8 0 4-1 7 0 4-2 6 0 2-2 4 0 1-2 3 0 1 0 2-2 2-3 3 0 1-2 2-1 2-2 2-2 2-3 3-2 0-3 1-1 1-3 2-2 0-3 1-1 0-3 2-2 0-4 1-1 0-4 1-2 0-3 1-2 0-5 0-1 0-4 0-4 0-5 1-2 0-5 0-1 0-4 0-3 0-5-1-2 0-4 0-1 0-4 0-2 0-3-1-2 0-4-1-2 0-4-1-2 0-3-2-2 0-2-1-2-1-4-2-2 0-3-1 0-2-1-3-2-2-5-4-1-3-3-5-2-5-3-7-1-4-2-6 0-4-1-7 0-6 0-8 0-5 0-8 0-4 1-7 1-4 2-7 2-3 3-6 2-3 3-5 2-3 5-5 0-1 1-2 2-1 3-2 2 0 4-1 1 0 2-2 2 0 3-1 2 0 4-1 2 0 4-1 1 0 3-1 2 0 4 0 2 0 4-1 3 0 5 0 2 0 4 0 2 0 5 0 3 0 5 0 2 0 4 1 2 0 5 0 1 0 3 1 2 0 4 1 2 0 4 1 2 0 3 1 2 0 3 2 2 0 3 1 2 2 3 2 2 2 3 2 1 2 2 3 0 1 2 2 2 1 3 2 0 2 0 3 0 2 2 3 0 1 2 3 0 1 1 3 0 2 1 4 0 1 1 3 0 2 0 4 0 3 0 4 0 2 0 4 0 0 0 0 0 0 0 0z">
              <text:p text:style-name="P6"/>
            </draw:path>
            <draw:path draw:style-name="gr3" draw:text-style-name="P3" draw:layer="layout" svg:width="0.121cm" svg:height="0.111cm" draw:transform="rotate (-1.57079632679579) translate (16.305cm 23.669cm)" svg:viewBox="0 0 122 112" svg:d="m121 56c0-3 0-6-1-10s0-4-1-7 0-4-1-8 0-1-2-3 0-2-2-3 0-2-2-4 0-1-1-3-2-1-3-2-2-1-2-2-2-1-3-3-2 0-3-1-1-1-3-2-2 0-3-1-2 0-4-2-2 0-4-1-1 0-4-1-2 0-4-1-2 0-5-1-1 0-4 0-3 0-5-1-4 0-5 0-6 0-10 1-5 0-9 1-5 1-7 2-2 0-4 1-2 0-3 2-2 0-3 1-2 1-3 2-2 0-3 1-2 2-3 3-1 3-4 4-2 5-3 7-2 4-4 6 0 4-2 8 0 4 0 7 0 6-1 10 0 5 1 9 0 4 0 7 0 5 2 7 2 5 4 7 1 3 3 6 2 3 4 5 4 3 6 4 3 2 6 4 3 1 7 3 1 0 4 1 2 0 3 1 2 0 5 0 2 0 4 1 2 0 4 0 4 0 6 0 3 0 5 0 3 0 5 0 2 0 4-1 2 0 5 0 1 0 4-1 2 0 4-1 6-2 8-3 4-2 6-4 4-3 6-4 1-1 2-3 2-1 3-2 0-1 1-3 0-1 2-3 0-1 2-3 0-1 2-4 0-4 1-7 0-4 1-7 0-6 1-9 0 0 0 0 0 0 0 0z">
              <text:p text:style-name="P6"/>
            </draw:path>
            <draw:path draw:style-name="gr3" draw:text-style-name="P3" draw:layer="layout" svg:width="0.124cm" svg:height="0.111cm" draw:transform="rotate (-1.57079632679579) translate (16.305cm 22.003cm)" svg:viewBox="0 0 125 112" svg:d="m124 56c0-2 0-3 0-5s0-2-1-5 0-2 0-4 0-1-1-3 0-3-1-4 0-2-1-4 0-1-1-3 0-2-2-3 0-2-2-4 0-1-2-3 0-1-1-2-2-1-4-2-1-1-2-3-2 0-3-1-2-1-3-2-1 0-3-1-2 0-4-2-1 0-3-1-2 0-3-1-2 0-5-1-2 0-4-1-2 0-4 0-4 0-6-1-3 0-5 0-7 0-10 1-5 0-9 1-5 1-9 2-1 0-4 1-2 0-3 2-2 0-4 1-2 1-3 2-2 0-3 1-2 2-3 3-1 2-2 2-2 2-3 2 0 2-2 3 0 2-1 4 0 1-2 3 0 1-2 3 0 1-1 4 0 2-1 4 0 1 0 3 0 3-1 4 0 3 0 5 0 3 0 5 0 2 0 5 0 2 0 4 0 1 1 3 0 3 0 4 0 2 1 4 0 1 1 3 0 2 2 4 0 1 2 3 0 2 1 3 0 2 2 3 2 1 3 2 2 2 2 3 4 3 6 4 3 2 7 4 5 1 7 3 2 0 5 1 1 0 4 1 2 0 4 0 4 0 6 1 1 0 4 0 3 0 5 0 4 0 5 0 4 0 6 0 1 0 4-1 2 0 4 0 2 0 5-1 1 0 3-1 3-2 7-3 3-2 6-4 4-3 5-4 2-1 4-3 0-1 1-2 0-1 2-3 0-1 2-3 0-1 2-3 0-1 1-4 0-1 1-3 0-1 1-4 0-2 1-4 0-1 0-3 0-3 1-4 0-3 0-5 0 0 0 0 0 0 0 0z">
              <text:p text:style-name="P6"/>
            </draw:path>
            <draw:path draw:style-name="gr3" draw:text-style-name="P3" draw:layer="layout" svg:width="0.124cm" svg:height="0.111cm" draw:transform="rotate (-1.57079632679579) translate (16.305cm 24.154cm)" svg:viewBox="0 0 125 112" svg:d="m124 56c0-3 0-6 0-10s0-4-2-7 0-4-2-8 0-1-1-3 0-2-1-3 0-2-2-4-2-1-3-3 0-1-1-2-2-1-3-2-2-1-3-3-1 0-2-1-2-1-4-2-1 0-2-1-2 0-4-2-1 0-3-1-5-2-9-2-5 0-9-1-5 0-9-1-4 0-5 0-4 0-6 1-3 0-5 0-1 0-4 1-2 0-4 1-2 0-5 1-1 0-3 1-2 0-4 2-1 0-3 1-2 1-4 2-1 0-2 1-2 2-4 3-1 2-2 2 0 2-2 2-2 2-3 3 0 2-1 4 0 1-2 3 0 1-1 3 0 1-2 4 0 2-1 4 0 1 0 3 0 3-1 4 0 3 0 5 0 3 0 5 0 2 0 5 0 2 0 4 0 1 1 3 0 3 0 4 0 2 1 4 0 1 2 3 0 2 1 4 0 1 2 3 0 2 1 3 2 2 3 3 0 1 2 2 1 2 2 3 4 3 6 4 4 2 7 4 4 1 7 3 2 0 5 1 1 0 4 1 2 0 4 0 4 0 5 1 4 0 6 0 3 0 5 0 2 0 4 0 4 0 5 0 2 0 5-1 1 0 4 0 2 0 4-1 2 0 5-1 3-2 7-3 3-2 6-4 3-3 5-4 2-1 3-3 0-1 1-2 2-1 3-3 0-1 2-3 0-1 1-3 0-1 1-4 0-4 2-7 0-4 2-7 0-6 0-9 0 0 0 0 0 0 0 0z">
              <text:p text:style-name="P6"/>
            </draw:path>
            <draw:path draw:style-name="gr3" draw:text-style-name="P3" draw:layer="layout" svg:width="1.122cm" svg:height="0.65cm" draw:transform="rotate (-1.57079632679579) translate (16.982cm 21.755cm)" svg:viewBox="0 0 1123 651" svg:d="m561 0c310 0 561 146 561 325s-251 325-561 325-561-146-561-325 251-325 561-325z">
              <text:p text:style-name="P6"/>
            </draw:path>
            <draw:path draw:style-name="gr3" draw:text-style-name="P3" draw:layer="layout" svg:width="0.144cm" svg:height="0.333cm" draw:transform="rotate (-1.57079632679579) translate (16.478cm 22.221cm)" svg:viewBox="0 0 145 334" svg:d="m0 311c0 0 0 1 0 2s0 0 0 1 0 0 0 2 0 0 0 1 0 0 1 1 0 0 1 2 2 1 3 2 2 1 3 2 4 1 5 2 4 0 7 1 3 2 6 3 6 0 9 1 5 0 10 1 7 0 10 0 7 0 12 1 7 0 12 0 7 0 12-1 5 0 9 0 5 0 10-1 5 0 8-1 3 0 7-2 3 0 6-1 3 0 5-2 2-1 3-2 2-1 3-2 0-1 2-2 0-1 0-3c-9-99-18-197-28-297 0-1 0-1 1-3s0-1-1-2 0-1-1-2 0-1-2-2 0-2-2-2-1 0-3-2-2 0-3-1-2 0-5-2-2 0-4-1-4 0-5-1-4 0-6 0-6 0-8 0-4 0-6-1-4 0-5 1-4 0-6 0-1 0-4 0-2 0-4 2-1 0-3 1-2 0-3 2-2 0-3 1 0 1-2 2 0 2-2 2 0 2 0 2 0 2-1 3c-12 98-25 196-38 295 0 0 0 0 0 0s0 0 0 0z">
              <text:p text:style-name="P6"/>
            </draw:path>
            <draw:path draw:style-name="gr3" draw:text-style-name="P3" draw:layer="layout" svg:width="1.123cm" svg:height="0.65cm" draw:transform="rotate (-1.57079632679579) translate (16.982cm 23.414cm)" svg:viewBox="0 0 1124 651" svg:d="m562 0c310 0 561 146 561 325s-251 325-561 325-562-146-562-325 252-325 562-325z">
              <text:p text:style-name="P6"/>
            </draw:path>
            <draw:path draw:style-name="gr3" draw:text-style-name="P3" draw:layer="layout" svg:width="0.148cm" svg:height="0.332cm" draw:transform="rotate (-1.57079632679579) translate (16.477cm 23.896cm)" svg:viewBox="0 0 149 333" svg:d="m148 312c0 0 0 0 0 0-8-98-17-196-27-295 0-1 0-2 0-3s0-2-1-2 0-2-2-2-2-2-3-3-1-1-2-2-2 0-3-1-2 0-4-2-2 0-5 0-3 0-5-2-3 0-5 0-3 0-6 0-3 0-7 0-3 0-5 0-4 0-5 0-2 0-5 0-1 0-4 2-2 0-3 0-2 0-4 2-2 0-3 1 0 2-2 2-2 2-3 3 0 1-1 2 0 1-1 2 0 1 0 3c-13 98-27 196-42 295 0 0 0 0 0 2s0 0 0 1 0 0 1 1 0 0 1 1 0 0 1 2 0 0 1 0 2 2 4 3 3 1 5 2 3 1 5 2 4 0 7 1 5 0 8 2 5 0 9 1 5 0 9 1 7 0 11 0 7 0 12 1 7 0 11 0 7 0 11 0 7 0 11-1 5 0 8-1 6 0 8-1 4 0 7-2 4 0 5-1 4-2 6-2 1-2 3-3 0 0 1-1 0 0 2-1 0 0 0-2 0 0 1-1 0-1 0-2 0 0 0-2 0 0 0 0 0 0 0 0z">
              <text:p text:style-name="P6"/>
            </draw:path>
          </draw:g>
          <draw:g>
            <draw:path draw:style-name="gr8" draw:text-style-name="P3" draw:layer="layout" svg:width="2.113cm" svg:height="2.475cm" draw:transform="rotate (-1.57079632679579) translate (14.011cm 23.636cm)" svg:viewBox="0 0 2114 2476" svg:d="m2113 0c-317 0-633 0-950 0-387 454-775 909-1163 1363 0 371 0 741 0 1112 704 0 1409 0 2113 0 0-825 0-1650 0-2475 0 0 0 0 0 0z">
              <text:p text:style-name="P6"/>
            </draw:path>
            <draw:path draw:style-name="gr8" draw:text-style-name="P3" draw:layer="layout" svg:width="2cm" svg:height="2.28cm" draw:transform="rotate (-1.57079632679579) translate (13.941cm 23.696cm)" svg:viewBox="0 0 2001 2281" svg:d="m1576 2280c6 0 12 0 20 0s11 0 19-1 11 0 18-1 12 0 19-1 11 0 16-2 11-3 19-4 8 0 15-1 11-4 17-5 9 0 14-2 10-4 15-6 8-2 14-6 9-2 15-4 9-4 13-6 7-2 12-6 8-2 13-7 7-2 12-7 7-5 11-8 7-4 11-7 7-5 12-8 7-5 10-10 7-4 10-8 4-6 9-9 4-6 9-12c2-2 4-4 8-9s4-6 8-11 5-8 9-12 4-7 6-11 5-8 6-13 5-8 8-11 2-7 5-13 5-8 7-14 2-7 4-12 2-8 6-15 2-7 4-14 2-8 4-15 2-9 4-15 2-11 3-16 3-10 4-16 2-10 3-16 0-9 3-16 0-11 1-17 0-11 3-17 0-12 1-17 0-11 1-19 0-10 1-18 0-11 2-18 0-13 0-20 0-13 0-20c0-149 0-298 0-447 0-191 0-380 0-573 0-133 0-267 0-401 0-4 0-10 0-15s0-8 0-15 0-7-2-14 0-8 0-14 0-7-2-14 0-8-1-12 0-7-3-12 0-9-1-12 0-8-1-12 0-4-3-10-2-8-3-13-3-5-4-8-2-6-3-11-2-5-3-10-3-6-4-8-2-5-3-10-2-4-5-9-2-6-4-8-2-5-4-7-3-2-6-7-2-2-4-7-3-2-6-6-3-3-5-6-3-3-7-7c-1-1-2-2-5-5s-5-3-7-5-1-4-5-6-5-2-7-6-4-1-7-2-5-4-6-5-5-2-7-3-4-4-8-5-5 0-6-2-5-4-9-5-3 0-7-2-5 0-8-3-11-3-17-3-11-2-16-4-11 0-19-3-11 0-17-1-11 0-20-1-12 0-20 0c-2 0-6 0-10 0s-6 0-10-2-6 0-11-1-6 0-11-2-6 0-12-2-7-3-12-4-15-3-24-6-15-4-25-7-19-2-29-7-17-5-27-8-18-2-29-7-17-2-27-4c-5 0-10 0-16-2s-9 0-15-2-9 0-14-1-5 0-7 0-4 0-8 0-5 0-8 0-4 0-6 0-5 0-8 0-5 0-8 0-9 0-14 1-9 0-15 2-9 0-15 3c-1 0-4 0-8 1s-4 0-7 2-5 0-7 4-4 0-8 2-5 0-6 2-5 0-9 4-8 2-12 6-10 5-15 9-9 5-15 8-9 5-15 11-9 8-12 10-10 8-14 14-5 6-7 8-4 4-7 7-4 5-6 8-5 6-7 9-4 5-7 8-4 5-7 8-1 6-5 10-5 5-7 11-4 5-7 8-2 8-5 13-4 4-7 10-2 7-5 12-2 7-6 12-4 8-6 10-3 8-6 14-3 8-6 14c-1 2-2 7-6 13s-2 8-5 14-2 7-5 14-2 11-5 16-2 11-6 15-2 12-5 16-2 11-5 18-2 10-5 16-6 21-10 34-6 22-10 33-6 22-9 32-7 20-10 31-7 18-10 30-7 18-10 29-8 19-12 27-7 19-9 28-8 16-10 25-8 17-12 27-7 15-11 24-7 16-11 24-7 13-11 22-7 13-11 21-8 14-13 22-7 13-11 21-7 14-12 19-8 14-13 21-8 9-13 17-9 12-14 19-9 9-14 17-8 11-12 17-10 10-15 16-9 10-15 15-9 8-14 15-9 10-16 15-8 8-16 15c-5 4-11 8-16 14s-11 8-17 13-11 8-18 13-11 8-18 14-11 8-18 13-11 7-18 11-14 9-20 12-14 8-21 12-13 8-20 11-14 9-21 13-14 7-23 11-16 8-23 12-14 9-22 11-16 6-25 12-15 8-25 11-15 6-25 11-16 8-26 11-18 9-27 13-18 4-28 10-18 8-29 12-18 8-29 11c-5 1-9 2-15 6s-9 2-14 7-9 2-13 5-9 4-14 7-9 3-14 5-6 6-12 8-6 3-12 6-7 5-11 8-7 2-12 5-6 6-11 8-6 4-10 7-6 6-10 8-13 7-20 14-11 12-17 16-10 11-16 16-5 5-8 9-5 6-7 8-4 5-6 7-5 6-8 10-2 5-6 9-5 4-6 8-3 6-6 8-3 6-5 9-3 6-5 10-3 4-5 8-3 6-5 9-3 6-5 8-4 13-6 20-5 11-8 18-2 11-6 19c0 3 0 5-2 9s0 5-2 9 0 6-2 10 0 6-3 11c0 1 0 3-2 8s0 6-1 10 0 12-3 19 0 13-1 20 0 13-1 20c0 2 0 4 0 9s0 4 0 8 0 6 0 11 0 5 0 9 0 5 0 9 0 5 0 11 0 10 1 17 0 14 1 21 0 10 1 18 3 23 5 38 3 23 5 37 5 24 8 34 2 22 5 35 5 21 7 33 2 21 4 31c1 5 2 8 4 15s0 7 2 14 0 8 1 13 0 7 1 13 0 8 2 14 0 8 0 10c0 7 0 14 0 24s0 12 0 22 0 14 1 18 0 6 1 11 0 5 2 9 0 6 1 8 0 6 2 10 0 5 1 8 0 6 3 8 0 5 1 7 0 6 3 8 0 6 2 8 3 4 4 7 1 2 2 6 0 2 3 7c1 1 2 2 5 7 1 1 2 2 2 5s3 3 4 6 2 2 5 5 2 3 4 5 2 3 6 6 2 2 4 4 2 3 6 5 2 3 5 5 2 1 6 2 5 4 6 5 5 0 8 2 3 4 6 5 5 0 7 2 4 0 8 2 4 4 7 5 5 0 8 2 5 0 10 2 11 3 17 3 11 2 19 4 13 0 22 3 12 0 22 1 15 0 24 1 16 0 26 0c422 0 843 0 1266 0 0 0 0 0 0 0z">
              <text:p text:style-name="P6"/>
            </draw:path>
            <draw:path draw:style-name="gr8" draw:text-style-name="P3" draw:layer="layout" svg:width="0.107cm" svg:height="0.123cm" draw:transform="rotate (-1.57079632679579) translate (11.969cm 25.431cm)" svg:viewBox="0 0 108 124" svg:d="m0 60c0 2 0 4 0 5s0 2 1 5 0 3 0 4 0 0 2 3 0 3 1 5 0 0 1 3 3 5 4 7 1 3 2 7 3 2 5 6 3 2 5 6 3 3 6 4 3 2 6 5 2 0 3 0 3 0 4 1 2 0 3 1 2 0 3 0 3 0 5 1 2 0 3 0 2 0 3 0 3 0 4-1 2 0 4 0 1 0 2-1 3 0 4-1 2 0 4 0 3-4 6-5 2-2 6-4 1-3 4-6 2-4 5-6 2-3 4-7 0-4 2-7 0 0 2-3 0-2 0-5 0 0 2-3 0-2 1-4 0-3 0-5 0-3 0-5 0-1 0-2 0-4 0-5 0-2-1-3 0-4-2-5 0-2 0-3 0-4-2-5 0-6-2-7-2-2-4-7-3-2-5-5 0 0-3-3 0 0-1-2-2 0-4-3-2 0-3-3 0 0-3-1-1 0-2-2-3 0-4-2-2 0-4 0-2 0-2-1-3 0-4-1-2 0-4 0-2 0-3 0-2 0-3 0-2 0-5 0-2 0-3 1-2 0-3 1-3 0-4 0-2 0-3 2 0 0-2 2-2 0-4 1-2 0-3 3 0 0-3 3 0 0-1 2-2 0-4 3-2 3-5 5-2 3-2 7-3 5-4 7 0 2-1 5 0 2-1 3 0 4-2 5 0 2 0 3 0 4-1 5 0 2 0 2 0 0 0 0z">
              <text:p text:style-name="P6"/>
            </draw:path>
          </draw:g>
          <draw:g>
            <draw:path draw:style-name="gr9" draw:text-style-name="P3" draw:layer="layout" svg:width="1.895cm" svg:height="0.913cm" svg:x="11.507cm" svg:y="21.101cm" svg:viewBox="0 0 1896 914" svg:d="m948 913c-316 0-630 0-948 0 0-304 0-609 0-913 629 0 1259 0 1895 0 0 304 0 609 0 913-315 0-629 0-947 0z">
              <text:p text:style-name="P6"/>
            </draw:path>
            <draw:path draw:style-name="gr9" draw:text-style-name="P3" draw:layer="layout" svg:width="1.898cm" svg:height="0cm" svg:x="11.507cm" svg:y="21.9cm" svg:viewBox="0 0 1899 1" svg:d="m0 0c632 0 1266 0 1898 0">
              <text:p text:style-name="P6"/>
            </draw:path>
          </draw:g>
          <draw:g>
            <draw:path draw:style-name="gr3" draw:text-style-name="P3" draw:layer="layout" svg:width="1.197cm" svg:height="1.497cm" svg:x="8.999cm" svg:y="19.261cm" svg:viewBox="0 0 1198 1498" svg:d="m917 105c83 0 167 0 250 0 5 26 8 52 14 79 5 11 10 24 16 35 0 426 0 852 0 1278-398 0-797 0-1197 0 0-426 0-853 0-1282 6-9 12-20 19-31 2-27 4-53 7-79 84 0 169 0 254 0 0-35 0-68 0-105 212 0 423 0 637 0 0 35 0 69 0 105">
              <text:p text:style-name="P6"/>
            </draw:path>
            <draw:path draw:style-name="gr3" draw:text-style-name="P3" draw:layer="layout" svg:width="0.549cm" svg:height="0.064cm" svg:x="9.325cm" svg:y="19.302cm" svg:viewBox="0 0 550 65" svg:d="m549 64c0-21 0-42 0-64-183 0-365 0-549 0 0 21 0 42 0 64 183 0 365 0 549 0">
              <text:p text:style-name="P6"/>
            </draw:path>
            <draw:path draw:style-name="gr3" draw:text-style-name="P3" draw:layer="layout" svg:width="1.152cm" svg:height="0.082cm" svg:x="9.022cm" svg:y="20.656cm" svg:viewBox="0 0 1153 83" svg:d="m1152 0c-383 0-766 0-1152 0 0 26 0 54 0 82 384 0 767 0 1152 0 0-27 0-55 0-82">
              <text:p text:style-name="P6"/>
            </draw:path>
            <draw:path draw:style-name="gr3" draw:text-style-name="P3" draw:layer="layout" svg:width="1.152cm" svg:height="1.138cm" svg:x="9.022cm" svg:y="19.492cm" svg:viewBox="0 0 1153 1139" svg:d="m867 1138c12 0 23 0 35 0 0-16 0-32 0-46 21 0 42 0 63 0 0 0 0 0 0 0s0-4 0-8 2-4 3-6 0-3 1-5 2-1 5-3 0-2 3-5 2 0 4-1 4 0 5-2 4 0 5 0 0 0 0 0 4 0 6 0 4 0 5 2 2 0 5 1 1 3 4 5 2 2 4 3 0 4 1 5 0 4 2 6 0 4 1 8c20 0 41 0 62 0 0 14 0 30 0 46 23 0 46 0 71 0 0-379 0-758 0-1138-383 0-766 0-1152 0 0 379 0 757 0 1138 30 0 59 0 89 0 0-16 0-32 0-46 21 0 43 0 63 0 0 0 0 0 0 0s0-4 0-8 0-4 2-6 1-3 2-5 2-1 4-3 1-2 4-5 3 0 5-1 3 0 5-2 3 0 4 0 0 0 0 0 4 0 5 0 4 0 7 2 2 0 4 1 1 3 4 5 2 2 3 3 2 4 3 5 0 4 1 6 0 4 1 8c19 0 39 0 61 0 0 14 0 30 0 46 13 0 27 0 40 0 0-16 0-32 0-46 21 0 42 0 62 0 0 0 0 0 0 0s0-4 1-8 0-4 1-6 2-3 4-5 1-1 4-3 2-2 3-5 4 0 6-1 4 0 5-2 4 0 6 0 0 0 0 0 2 0 4 0 4 0 6 2 1 0 4 1 3 3 5 5 2 2 3 3 2 4 3 5 0 4 2 6 0 4 0 8c19 0 39 0 60 0 0 14 0 30 0 46 67 0 134 0 204 0 0-16 0-32 0-46 19 0 40 0 62 0 0 0 0 0 0 0s0-4 1-8 0-4 0-6 2-3 4-5 2-1 2-3 4-2 6-5 1 0 4-1 3 0 5-2 2 0 4 0 0 0 0 0 5 0 8 0 1 0 4 2 3 0 5 1 2 3 4 5 1 2 2 3 2 4 3 5 0 4 1 6 0 4 0 8c21 0 40 0 62 0 0 14 0 30 0 46">
              <text:p text:style-name="P6"/>
            </draw:path>
            <draw:path draw:style-name="gr3" draw:text-style-name="P3" draw:layer="layout" svg:width="0.326cm" svg:height="0.359cm" svg:x="9.168cm" svg:y="19.618cm" svg:viewBox="0 0 327 360" svg:d="m164 0c0 0 0 0 0 0 5 0 10 0 16 0s10 2 17 3 10 2 15 5 9 3 15 7 8 3 14 7 9 5 12 9 9 6 14 11 7 6 12 13c3 3 7 7 10 11s7 8 9 15 5 8 8 13 5 10 8 16 3 11 5 18 1 11 3 16 2 10 3 17 0 10 1 17c0 0 0 0 0 0 0 6 0 11-1 18s-1 11-3 18-2 12-3 19-4 8-5 15-6 9-8 15-5 10-8 16-6 9-9 14-7 7-10 12-7 8-12 13-9 5-14 9-7 6-12 10-8 5-14 8-9 3-15 6-9 3-15 5-10 0-17 2-10 0-16 1c0 0 0 0 0 0s-9 0-15-1-10 0-17-2-9-4-14-5-10-5-16-6-8-6-14-8-9-5-13-10-9-5-13-9-7-7-12-13-7-6-12-12-5-9-8-14-5-9-9-16-5-9-7-15-4-9-6-15-2-12-5-19-1-10-2-18 0-10-1-18c0 0 0 0 0 0 0-5 0-11 1-17s2-12 2-17 2-11 5-16 3-12 6-18 5-8 7-16 5-8 9-13 4-10 8-15 7-7 12-11 7-8 12-13 9-6 13-11 7-5 13-9 8-4 14-7 10-5 16-7 8-2 14-5 10-1 17-3 10 0 15 0">
              <text:p text:style-name="P6"/>
            </draw:path>
            <draw:path draw:style-name="gr3" draw:text-style-name="P3" draw:layer="layout" svg:width="0.323cm" svg:height="0.361cm" svg:x="9.672cm" svg:y="20.129cm" svg:viewBox="0 0 324 362" svg:d="m164 0c0 0 0 0 0 0 5 0 10 0 17 0s10 2 15 3 9 2 15 5 10 4 15 7 8 5 13 8 9 6 13 9 9 7 13 10 7 8 12 12 6 7 9 12 5 10 9 15 6 9 9 15 3 9 6 15 3 11 5 16 2 11 3 17 2 10 4 18 0 10 1 16c0 0 0 0 0 0 0 6 0 12-1 20s-2 10-4 16-1 11-3 18-3 12-5 17-3 10-6 16-5 9-9 14-5 10-9 15-6 7-9 13-7 7-12 11-9 6-13 11-8 5-13 9-7 5-13 9-10 3-15 5-9 2-15 4-9 2-15 3-10 0-17 2c0 0 0 0 0 0-5 0-10 0-17-2s-10-2-15-3-11-1-17-4-10-3-14-5-9-6-14-9-8-5-14-9-9-7-13-11-7-7-12-11-7-8-10-13-7-9-10-15-5-9-9-14-3-11-6-16-3-12-6-17-1-10-4-18-1-10-2-16 0-14-1-20c0 0 0 0 0 0 0-6 0-11 1-16s1-11 2-18 2-12 4-17 4-10 6-16 3-9 6-15 5-10 9-15 7-9 10-15 7-7 10-12 9-8 12-12 9-7 13-10 8-7 14-9 9-5 14-8 9-3 14-7 11-3 17-5 10-2 15-3 10 0 17 0">
              <text:p text:style-name="P6"/>
            </draw:path>
            <draw:path draw:style-name="gr3" draw:text-style-name="P3" draw:layer="layout" svg:width="0.406cm" svg:height="0.442cm" svg:x="9.131cm" svg:y="20.082cm" svg:viewBox="0 0 407 443" svg:d="m204 0c0 0 0 0 0 0 6 0 13 0 21 2s12 2 19 3 13 3 20 5 12 6 19 9 11 5 17 8 10 8 17 12 10 7 15 11 9 10 14 15 9 11 13 16 7 11 12 18 7 10 9 16 5 13 10 20 5 13 7 20 2 13 5 21 1 13 3 21 0 14 1 23c0 0 0 0 0 0 0 8 0 15-1 22s-2 15-3 21-2 14-5 21-5 13-7 20-5 13-10 20-6 12-9 19-7 11-12 17-8 9-13 16-10 8-14 13-10 10-15 14-11 7-17 13-11 5-17 7-12 4-19 7-14 5-20 7-12 2-19 3-14 0-21 2c0 0 0 0 0 0-6 0-13 0-21-2s-13-2-21-3-11-4-19-7-12-3-19-7-12-5-17-7-10-8-17-13-10-8-16-14-8-8-14-13-8-10-14-16-8-10-12-17-7-11-11-19-4-12-8-20-3-12-7-20-2-12-4-21-2-13-3-21 0-14-1-22c0 0 0 0 0 0 0-7 0-14 1-23s1-12 3-21 2-12 4-21 4-12 7-20 5-12 8-20 7-10 11-16 8-12 12-18 9-11 14-16 8-9 14-15 10-7 16-11 10-8 17-12 11-5 17-8 12-5 19-9 12-4 19-5 14-2 21-3 14 0 21-2">
              <text:p text:style-name="P6"/>
            </draw:path>
            <draw:path draw:style-name="gr3" draw:text-style-name="P3" draw:layer="layout" svg:width="0.389cm" svg:height="0.427cm" svg:x="9.637cm" svg:y="19.586cm" svg:viewBox="0 0 390 428" svg:d="m193 0c0 0 0 0 0 0 7 0 13 0 20 0s12 1 19 4 12 4 19 5 12 4 18 6 10 6 16 10 12 7 18 11 10 7 15 12 8 9 14 13 7 10 12 15 7 12 12 18 6 10 9 17 5 10 8 18 3 12 7 18 3 13 6 21 1 13 3 21 0 13 0 21c0 0 0 0 0 0 0 8 0 15 0 22s-2 13-3 20-4 13-6 21-4 13-7 21-5 13-8 19-6 12-9 18-7 11-12 16-7 9-12 16-8 8-14 14-10 7-15 13-12 5-18 9-10 6-16 11-12 3-18 7-11 1-19 4-11 2-19 5-13 0-20 1c0 0 0 0 0 0-7 0-13 0-20-1s-12-3-19-5-12-2-18-4-12-4-19-7-10-6-16-11-9-5-16-9-10-7-15-13-9-9-15-14-6-10-11-16-7-11-11-16-7-11-10-18-5-12-9-19-3-12-6-21-2-12-4-21-1-12-3-20 0-13-1-22c0 0 0 0 0 0 0-6 0-12 1-21s2-12 3-21 1-12 4-21 3-12 6-18 6-11 9-18 7-11 10-17 7-12 11-18 6-8 11-15 9-8 15-13 10-7 15-12 9-7 16-11 10-6 16-10 12-3 19-6 11-3 18-5 12-3 19-4 13 0 20 0">
              <text:p text:style-name="P6"/>
            </draw:path>
          </draw:g>
          <draw:g>
            <draw:path draw:style-name="gr3" draw:text-style-name="P3" draw:layer="layout" svg:width="2.016cm" svg:height="1.108cm" svg:x="10.266cm" svg:y="19.585cm" svg:viewBox="0 0 2017 1109" svg:d="m0 0c671 0 1343 0 2016 0 0 369 0 737 0 1108-671 0-1343 0-2016 0 0-369 0-737 0-1108 0 0 0 0 0 0z">
              <text:p text:style-name="P6"/>
            </draw:path>
            <draw:path draw:style-name="gr3" draw:text-style-name="P3" draw:layer="layout" svg:width="1.966cm" svg:height="1.038cm" svg:x="10.291cm" svg:y="19.62cm" svg:viewBox="0 0 1967 1039" svg:d="m134 0c566 0 1132 0 1698 0 3 0 5 0 10 0s5 0 9 0 5 0 7 2 6 0 9 1 6 2 9 2 5 2 9 3 4 1 7 3 5 2 8 4 2 2 6 4 5 2 8 5 2 3 6 4 4 3 6 5 4 3 5 5 4 3 6 7 3 3 6 6 1 3 4 6 1 4 4 6 1 5 3 6 3 5 4 9 0 4 1 6 3 4 3 8 0 4 2 7 0 4 2 7 0 6 0 9c0 269 0 539 0 808 0 1 0 3 0 7s0 6-2 9 0 4-2 7-1 5-3 8-1 3-1 6-2 6-4 9-1 3-3 6-2 4-4 6-3 3-4 5-4 5-6 7-3 4-6 7-3 2-5 5-3 3-6 4-4 3-6 5-6 4-8 4-4 2-6 4-6 1-8 5-5 1-7 3-5 2-9 3-5 0-9 1-5 0-9 1-4 2-7 3-6 0-9 0-5 0-10 0c-566 0-1132 0-1698 0-3 0-5 0-10 0s-5 0-9 0-5-2-7-3-6 0-9-1-6-1-9-1-5-2-9-3-4-1-7-3-3-3-7-5-5-2-7-4-5-2-8-4-2-3-6-5-3-3-6-4-4-3-5-5-4-3-6-7-3-4-6-7-1-2-4-5-1-4-4-6-1-5-3-6-3-5-4-9 0-4-1-6 0-5-3-8-1-4-2-7 0-4-2-9 0-4 0-7c0-269 0-539 0-808 0-2 0-4 0-9s0-5 2-7 2-4 2-7 0-5 3-8 1-4 1-6 2-6 4-9 1-3 3-6 2-4 4-6 3-5 4-6 4-3 6-6 3-4 6-7 3-2 5-5 3-3 6-5 4-3 6-4 6-4 8-5 5-1 7-4 4-1 7-4 5-2 7-3 5-2 9-3 5 0 9-2 5 0 9-1 4 0 7-2 6 0 9 0 5 0 10 0c0 0 0 0 0 0z">
              <text:p text:style-name="P6"/>
            </draw:path>
            <draw:path draw:style-name="gr3" draw:text-style-name="P3" draw:layer="layout" svg:width="1.047cm" svg:height="0.946cm" svg:x="10.333cm" svg:y="19.666cm" svg:viewBox="0 0 1048 947" svg:d="m500 946c-10 0-19 0-28 0s-18 0-28-1-17 0-25-1-15 0-25 0-14 0-23-1-15-2-23-3-13 0-21 0-14-2-22-2-11-2-19-3-12-1-20-2-11-1-18-4-10-1-17-3-10-1-16-2-11-3-15-5-11-4-15-5-9-4-15-5-8-2-13-5-9-3-13-5-7-5-12-7-7-4-12-6-6-6-10-9-6-3-11-6-5-5-10-8-4-4-8-8-5-7-8-10-6-6-7-9-6-6-8-9-4-7-7-12-4-6-7-11-2-7-5-11-3-9-5-12-2-9-4-14-2-8-5-13-2-8-3-14-2-8-4-15-2-9-3-15-2-9-3-16-2-10-3-16-1-11-1-18 0-11-3-17 0-11-1-20 0-11-1-18c0-13 0-27-2-41s0-30-1-44 0-30 0-46 0-31 0-48 0-30 1-44 0-27 2-41c0-5 0-11 1-18s0-13 2-20 2-12 2-17 0-11 2-17 2-10 3-17 2-10 3-16 1-10 3-15 1-9 4-15 1-9 4-14 3-10 4-13 2-9 5-14 3-6 6-13c1-3 2-6 5-11s4-7 6-10 4-7 7-12 6-5 7-9 6-6 8-9 5-6 9-10 5-6 9-8 5-5 10-9 6-4 10-6 7-5 10-9 7-4 12-6 8-3 12-6 9-3 13-6 8-3 13-4 8-3 14-5 11-4 16-6 10-1 15-4 10 0 17-2 9-2 16-4 12-2 19-3 11-2 19-3 12-2 19-2 15-2 21-2 14 0 22-1 13 0 22-2 14 0 23-1 15 0 24 0 15 0 26-1 16 0 26-1 18 0 28 0 16 0 26 0 17 0 26 1 17 0 25 1 16 0 24 0 16 0 25 1 13 0 22 2 15 0 23 1 14 1 22 2 11 1 19 2 13 1 20 3 12 1 19 3 12 1 19 4 12 1 18 2 11 2 17 4 11 3 16 6 10 3 16 5 8 2 14 4 8 3 15 6 8 3 14 6 7 4 13 6 7 6 11 9 7 3 12 6 7 5 12 9 6 5 10 8 7 7 10 10 5 5 10 9 4 6 8 9 6 7 9 12 3 6 6 10 6 8 8 11 4 9 7 13 4 9 6 14 4 8 7 13 3 8 5 14 2 8 5 15 1 9 5 15 0 9 4 16 1 10 3 17 1 9 3 17 1 11 3 17 1 11 2 20 0 11 1 18 3 13 3 21 0 13 1 21 0 13 1 20 0 15 2 23 0 16 0 23 0 16 0 25 0 16 0 23 0 16 0 23 0 14-2 23 0 13-1 20 0 14-1 21 0 13-1 21 0 11-3 18-1 13-1 20-3 12-3 17-2 12-4 18-1 10-3 16-2 10-4 16-1 10-4 15-2 9-4 15-4 9-7 14-3 10-5 13-3 9-7 14-2 6-5 12-5 6-7 11-5 8-8 11-5 7-9 12-5 5-9 9-5 6-8 9-6 5-9 10-7 5-12 8-6 4-10 8-7 4-12 6-7 5-12 9-9 5-13 6-8 4-13 7-11 3-16 5-7 3-14 5-10 3-16 5-9 4-16 5-9 3-16 5-12 0-18 2-12 2-20 3-11 2-19 4-12 2-19 2-15 2-21 3-14 1-22 2-15 0-22 0-16 2-23 3-15 0-24 1-17 0-24 0-18 0-27 1-16 0-27 1-17 0-26 0c0 0 0 0 0 0z">
              <text:p text:style-name="P6"/>
            </draw:path>
            <draw:path draw:style-name="gr3" draw:text-style-name="P3" draw:layer="layout" svg:width="0.132cm" svg:height="0.114cm" svg:x="11.141cm" svg:y="20.081cm" svg:viewBox="0 0 133 115" svg:d="m67 0c3 0 5 0 8 1s5 0 10 2 4 0 8 2 4 1 7 3 3 3 7 4 3 3 6 5 3 2 7 5 1 3 3 7 2 4 4 6 2 4 3 7 0 5 1 8 0 3 1 7 0 6-1 9 0 3-1 7-1 5-3 7-1 3-4 6-1 3-3 7-4 3-7 5-3 3-6 5-4 2-7 4-6 1-7 4-6 1-8 2-6 0-10 0-5 0-8 1-5 0-9-1-5 0-8 0-6-2-9-2-5-2-7-4-4-2-7-4-4-3-7-5-4-2-5-5-3-4-5-7-2-4-4-6-2-5-3-7 0-5-2-7 0-5-1-9 0-4 1-7 0-5 2-8 2-4 3-7 2-4 4-6 2-4 5-7 2-3 5-5 3-3 7-5 3-3 7-4 5-2 7-3 5-2 9-2 4 0 8-2 5 0 9-1 0 0 0 0z">
              <text:p text:style-name="P6"/>
            </draw:path>
            <draw:path draw:style-name="gr3" draw:text-style-name="P3" draw:layer="layout" svg:width="0.105cm" svg:height="0.092cm" svg:x="11.156cm" svg:y="20.092cm" svg:viewBox="0 0 106 93" svg:d="m52 0c2 0 3 0 6 1s4 0 7 1 4 1 7 2 4 2 6 3 3 0 6 2 3 2 5 4 4 4 4 6 3 3 4 4 3 3 3 5 1 3 2 6 0 3 3 5 0 5 0 7 0 4 0 7 0 2-3 5-1 3-2 6-2 3-3 6-1 2-4 4-2 3-4 4-4 4-5 6-3 1-6 3-4 0-6 1-3 2-7 3-3 0-7 1-3 0-6 0-5 0-8 0-3 0-6-1-3-2-7-3-3-1-6-1-4-2-5-3-4-3-6-6-2-3-4-4-2-3-4-4-1-3-3-6-2-3-2-6 0-3-1-5 0-3 0-7 0-4 0-7 0-2 1-5 1-3 2-6 2-3 3-5 1-2 4-4 2-3 4-6 3-1 6-4 2-1 5-2 3-2 6-3 4-1 7-2 3 0 6-1 6 0 8-1 0 0 0 0z">
              <text:p text:style-name="P6"/>
            </draw:path>
            <draw:path draw:style-name="gr3" draw:text-style-name="P3" draw:layer="layout" svg:width="0.741cm" svg:height="0.069cm" svg:x="11.457cm" svg:y="19.666cm" svg:viewBox="0 0 742 70" svg:d="m38 0c220 0 442 0 663 0 2 0 4 0 6 1s3 0 5 1 2 0 4 1 4 0 5 2 2 1 5 2 2 1 3 3 2 1 4 3 2 1 2 4 0 3 3 4 0 1 1 3 0 3 1 5 0 4 1 6 0 0 0 0 0 3-1 4 0 3-1 5 0 3-1 4 0 2-3 4 0 1-2 3-2 1-4 3-1 2-3 4-2 1-5 3-2 1-5 2-1 0-4 2-3 0-5 0-4 0-6 0c-220 0-442 0-663 0-1 0-3 0-5 0s-4 0-5 0-4 0-5-2-2-1-4-2-3-2-5-3-2-3-4-4-2-1-3-3-1-1-3-3-2-2-3-4 0-3-1-4 0-3 0-5 0-2 0-4 0 0 0 0 0-3 0-6 0-3 0-5 0-2 1-3 3-3 3-4 2-2 3-4 2-2 3-3 1-2 4-3 1-1 5-2 1 0 4-2 3 0 5-1 3 0 5-1 2 0 5-1 0 0 0 0z">
              <text:p text:style-name="P6"/>
            </draw:path>
            <draw:path draw:style-name="gr3" draw:text-style-name="P3" draw:layer="layout" svg:width="0.741cm" svg:height="0.069cm" svg:x="11.457cm" svg:y="19.812cm" svg:viewBox="0 0 742 70" svg:d="m38 0c220 0 442 0 663 0 2 0 4 0 6 1s3 0 5 0 2 0 4 2 4 0 5 1 2 2 5 2 2 2 3 3 2 3 4 5 2 2 2 4 0 0 3 3 0 3 1 4 0 3 1 5 0 3 1 4 0 0 0 0 0 3-1 5 0 4-1 5 0 3-1 5 0 1-3 2 0 2-2 4-2 2-4 4-1 2-3 3-2 2-5 3-2 0-5 1-1 0-4 1-3 0-5 1-4 0-6 1c-220 0-442 0-663 0-1 0-3 0-5-1s-4 0-5-1-4 0-5-1-2 0-4-1-3-1-5-3-2-1-4-3-2-1-3-4-1-1-3-4-2-1-3-2 0-3-1-5 0-4 0-5 0-3 0-5 0 0 0 0 0-2 0-4 0-3 0-5 0-3 1-4 3-2 3-3 2-2 3-4 2-1 3-5 1-1 4-3 1-1 5-2 1-1 4-1 3 0 5-2 3 0 5 0 2 0 5-1 0 0 0 0z">
              <text:p text:style-name="P6"/>
            </draw:path>
            <draw:path draw:style-name="gr3" draw:text-style-name="P3" draw:layer="layout" svg:width="0.741cm" svg:height="0.069cm" svg:x="11.457cm" svg:y="19.958cm" svg:viewBox="0 0 742 70" svg:d="m38 0c220 0 442 0 663 0 2 0 4 0 6 0s3 0 5 1 2 1 4 2 4 0 5 2 2 1 5 3 2 1 3 3 2 1 4 3 2 1 2 2 0 3 3 5 0 1 1 5 0 3 1 4 0 2 1 5 0 0 0 0 0 3-1 5 0 3-1 4 0 2-1 3 0 3-3 5 0 1-2 5-2 1-4 3-1 1-3 2-2 1-5 3-2 0-5 1-1 0-4 2-3 0-5 1-4 0-6 0c-220 0-442 0-663 0-1 0-3 0-5 0s-4 0-5-1-4 0-5-2-2 0-4-1-3-2-5-3-2-1-4-2-2-2-3-3-1-2-3-5-2-3-3-5 0-1-1-3 0-3 0-4 0-3 0-5 0 0 0 0 0-3 0-5 0-3 0-4 0-2 1-5 3-3 3-5 2-1 3-2 2-2 3-3 1-2 4-3 1-2 5-3 1 0 4-2 3-1 5-2 3 0 5-1 2 0 5 0 0 0 0 0z">
              <text:p text:style-name="P6"/>
            </draw:path>
            <draw:path draw:style-name="gr3" draw:text-style-name="P3" draw:layer="layout" svg:width="0.741cm" svg:height="0.07cm" svg:x="11.457cm" svg:y="20.104cm" svg:viewBox="0 0 742 71" svg:d="m38 0c220 0 442 0 663 0 2 0 4 0 6 0s3 0 5 1 2 0 4 3 4 0 5 1 2 2 5 3 2 2 3 3 2 1 4 2 2 2 2 4 0 3 3 5 0 3 1 4 0 2 1 4 0 3 1 4 0 0 0 0 0 4-1 6 0 3-1 4 0 3-1 4 0 2-3 4 0 2-2 4-2 2-4 3-1 1-3 2-2 2-5 3-2 2-5 2-1 0-4 3-3 0-5 1-4 0-6 0c-220 0-442 0-663 0-1 0-3 0-5 0s-4 0-5-1-4 0-5-3-2-1-4-2-3-1-5-3-2-1-4-2-2-1-3-3-1-1-3-4-2-1-3-4 0-3-1-4 0-2 0-4 0-3 0-6 0 0 0 0 0-3 0-4 0-3 0-4 0-3 1-4 3-4 3-5 2-2 3-4 2-1 3-2 1-1 4-3 1-1 5-3 1 0 4-1 3 0 5-3 3 0 5-1 2 0 5 0 0 0 0 0z">
              <text:p text:style-name="P6"/>
            </draw:path>
            <draw:path draw:style-name="gr3" draw:text-style-name="P3" draw:layer="layout" svg:width="0.741cm" svg:height="0.07cm" svg:x="11.457cm" svg:y="20.25cm" svg:viewBox="0 0 742 71" svg:d="m38 0c220 0 442 0 663 0 2 0 4 0 6 1s3 0 5 1 2 0 4 1 4 2 5 2 2 2 5 3 2 0 3 2 2 1 4 3 2 2 2 5 0 2 3 4 0 2 1 4 0 3 1 4 0 3 1 5 0 0 0 0 0 3-1 4 0 3-1 4 0 5-1 6 0 2-3 4 0 1-2 3-2 1-4 3-1 2-3 3-2 2-5 3-2 0-5 2-1 0-4 1-3 0-5 1-4 0-6 1c-220 0-442 0-663 0-1 0-3 0-5-1s-4 0-5-1-4 0-5-1-2 0-4-2-3-1-5-3-2-1-4-3-2-1-3-3-1-1-3-3-2-2-3-4 0-4-1-6 0-3 0-4 0-2 0-4 0 0 0 0 0-3 0-5 0-3 0-4 0-2 1-4 3-1 3-4 2-1 3-5 2-1 3-3 1-2 4-2 1-2 5-3 1-1 4-2 3 0 5-1 3 0 5-1 2 0 5-1 0 0 0 0z">
              <text:p text:style-name="P6"/>
            </draw:path>
            <draw:path draw:style-name="gr3" draw:text-style-name="P3" draw:layer="layout" svg:width="0.741cm" svg:height="0.068cm" svg:x="11.457cm" svg:y="20.397cm" svg:viewBox="0 0 742 69" svg:d="m38 0c220 0 442 0 663 0 2 0 4 0 6 0s3 0 5 1 2 2 4 2 4 0 5 1 2 1 5 3 2 1 3 3 2 1 4 3 2 2 2 4 0 2 3 3 0 2 1 4 0 4 1 6 0 3 1 5 0 0 0 0 0 2-1 4 0 3-1 5 0 1-1 4 0 3-3 3 0 2-2 4-2 1-4 3-1 2-3 4-2 1-5 3-2 0-5 1-1 0-4 1-3 0-5 1-4 0-6 0c-220 0-442 0-663 0-1 0-3 0-5 0s-4 0-5-1-4 0-5-1-2 0-4-1-3-2-5-3-2-2-4-4-2-2-3-3-1-2-3-4-2-2-3-3 0-2-1-4 0-3 0-5 0-3 0-4 0 0 0 0 0-3 0-5 0-4 0-6 0-1 1-4 3-2 3-3 2-2 3-4 2-2 3-3 1-2 4-3 1-2 5-3 1 0 4-1 3-1 5-2 3 0 5-1 2 0 5 0 0 0 0 0z">
              <text:p text:style-name="P6"/>
            </draw:path>
            <draw:path draw:style-name="gr3" draw:text-style-name="P3" draw:layer="layout" svg:width="0.741cm" svg:height="0.069cm" svg:x="11.457cm" svg:y="20.543cm" svg:viewBox="0 0 742 70" svg:d="m38 0c220 0 442 0 663 0 2 0 4 0 6 0s3 0 5 0 2 0 4 2 4 0 5 1 2 2 5 3 2 3 3 5 2 1 4 3 2 1 2 2 0 3 3 5 0 3 1 4 0 3 1 5 0 2 1 3 0 0 0 0 0 4-1 7 0 3-1 4 0 3-1 4 0 1-3 4 0 1-2 3-2 2-4 4-1 2-3 3-2 1-5 1-2 2-5 3-1 0-4 1-3 0-5 1-4 0-6 1c-220 0-442 0-663 0-1 0-3 0-5-1s-4 0-5-1-4 0-5-1-2-2-4-3-3 0-5-1-2-1-4-3-2-1-3-4-1-1-3-3-2-2-3-4 0-2-1-4 0-3 0-4 0-4 0-7 0 0 0 0 0-2 0-3 0-3 0-5 0-3 1-4 3-3 3-5 2-1 3-2 2-2 3-3 1-2 4-5 1-1 5-3 1 0 4-1 3 0 5-2 3 0 5 0 2 0 5 0 0 0 0 0z">
              <text:p text:style-name="P6"/>
            </draw:path>
          </draw:g>
          <draw:g>
            <draw:path draw:style-name="gr3" draw:text-style-name="P3" draw:layer="layout" svg:width="1.099cm" svg:height="1.39cm" svg:x="12.312cm" svg:y="19.303cm" svg:viewBox="0 0 1100 1391" svg:d="m550 1390c-184 0-366 0-550 0 0-463 0-924 0-1390 366 0 734 0 1099 0 0 463 0 924 0 1390-183 0-365 0-549 0z">
              <text:p text:style-name="P6"/>
            </draw:path>
            <draw:path draw:style-name="gr3" draw:text-style-name="P3" draw:layer="layout" svg:width="44.657cm" svg:height="1.39cm" draw:transform="skewX (-1.5404275978099) translate (-32.345cm 19.303cm)" svg:viewBox="0 0 44658 1391" svg:d="m44657 0c-14875 463-29683 924-44657 1390">
              <text:p text:style-name="P6"/>
            </draw:path>
            <draw:path draw:style-name="gr3" draw:text-style-name="P3" draw:layer="layout" svg:width="46.857cm" svg:height="1.39cm" draw:transform="skewX (-1.5404275978099) translate (-33.445cm 19.303cm)" svg:viewBox="0 0 46858 1391" svg:d="m0 1390c15608-463 31151-924 46857-1390">
              <text:p text:style-name="P6"/>
            </draw:path>
          </draw:g>
          <draw:g>
            <draw:path draw:style-name="gr3" draw:text-style-name="P3" draw:layer="layout" svg:width="4.272cm" svg:height="0.806cm" svg:x="12.736cm" svg:y="15.075cm" svg:viewBox="0 0 4273 807" svg:d="m2137 806c-713 0-1424 0-2137 0 0-268 0-536 0-806 1424 0 2848 0 4272 0 0 268 0 536 0 806-711 0-1424 0-2135 0z">
              <text:p text:style-name="P6"/>
            </draw:path>
            <draw:path draw:style-name="gr3" draw:text-style-name="P3" draw:layer="layout" svg:width="32.083cm" svg:height="0.806cm" draw:transform="skewX (-1.54863064529428) translate (-19.347cm 15.075cm)" svg:viewBox="0 0 32084 807" svg:d="m32083 0c-10665 268-21330 536-32083 806">
              <text:p text:style-name="P6"/>
            </draw:path>
            <draw:path draw:style-name="gr3" draw:text-style-name="P3" draw:layer="layout" svg:width="40.631cm" svg:height="0.806cm" draw:transform="skewX (-1.54863064529428) translate (-23.621cm 15.075cm)" svg:viewBox="0 0 40632 807" svg:d="m0 806c13513-268 27026-536 40631-806">
              <text:p text:style-name="P6"/>
            </draw:path>
          </draw:g>
          <draw:g>
            <draw:path draw:style-name="gr3" draw:text-style-name="P3" draw:layer="layout" svg:width="1.455cm" svg:height="2.813cm" svg:x="15.616cm" svg:y="17.891cm" svg:viewBox="0 0 1456 2814" svg:d="m728 2813c-243 0-485 0-728 0 0-937 0-1870 0-2813 485 0 971 0 1455 0 0 937 0 1870 0 2813-242 0-484 0-727 0z">
              <text:p text:style-name="P6"/>
            </draw:path>
            <draw:path draw:style-name="gr3" draw:text-style-name="P3" draw:layer="layout" svg:width="59.092cm" svg:height="2.813cm" draw:transform="skewX (-1.52437056869156) translate (-43.476cm 17.891cm)" svg:viewBox="0 0 59093 2814" svg:d="m59092 0c-19683 937-39279 1870-59092 2813">
              <text:p text:style-name="P6"/>
            </draw:path>
            <draw:path draw:style-name="gr3" draw:text-style-name="P3" draw:layer="layout" svg:width="62.004cm" svg:height="2.813cm" draw:transform="skewX (-1.52437056869156) translate (-44.932cm 17.891cm)" svg:viewBox="0 0 62005 2814" svg:d="m0 2813c20653-937 41222-1870 62004-2813">
              <text:p text:style-name="P6"/>
            </draw:path>
          </draw:g>
          <draw:path draw:style-name="gr3" draw:text-style-name="P3" draw:layer="layout" svg:width="1.748cm" svg:height="1.967cm" svg:x="8.719cm" svg:y="16.058cm" svg:viewBox="0 0 1749 1968" svg:d="m0 0c583 0 1165 0 1748 0 0 656 0 1312 0 1967-582 0-1165 0-1748 0 0-655 0-1311 0-1967">
            <text:p text:style-name="P6"/>
          </draw:path>
          <draw:path draw:style-name="gr3" draw:text-style-name="P3" draw:layer="layout" svg:width="0.617cm" svg:height="0.715cm" svg:x="7.829cm" svg:y="17.025cm" svg:viewBox="0 0 618 716" svg:d="m328 163c97 0 193 0 289 0 0 126 0 252 0 380-96 0-192 0-289 0 0 57 0 115 0 172 0 0 0 0 0 0-10 0-21 0-32-2s-22-3-34-6-19-4-30-8-20-8-30-14-19-9-29-14-18-13-27-18-16-13-25-20-16-16-23-24-15-17-22-25-12-18-18-27-12-21-18-31-8-20-13-30-8-22-12-33-6-22-9-34-2-23-4-36 0-23-2-36c0 0 0 0 0 0 0-12 0-23 2-36s3-23 4-37 6-23 9-34 7-21 12-33 8-21 13-32 12-18 18-29 11-19 18-28 14-17 22-25 15-14 23-22 17-13 25-21 18-11 27-17 20-9 29-16 20-5 30-10 20-6 30-9 23-4 34-6 22 0 32-2c0 54 0 108 0 163">
            <text:p text:style-name="P6"/>
          </draw:path>
          <draw:path draw:style-name="gr3" draw:text-style-name="P3" draw:layer="layout" svg:width="0.617cm" svg:height="0.715cm" svg:x="7.872cm" svg:y="16.17cm" svg:viewBox="0 0 618 716" svg:d="m328 163c97 0 193 0 289 0 0 126 0 252 0 380-96 0-192 0-289 0 0 57 0 115 0 172 0 0 0 0 0 0-10 0-21 0-32-2s-22-3-34-6-19-4-30-8-20-8-30-14-19-9-29-14-18-13-27-18-16-13-25-20-16-16-23-24-15-17-22-25-12-18-18-27-12-21-18-31-8-20-13-30-8-22-12-33-6-22-9-34-2-23-4-36 0-23-2-36c0 0 0 0 0 0 0-12 0-23 2-36s3-23 4-37 6-23 9-34 7-21 12-33 8-21 13-32 12-18 18-29 11-19 18-28 14-17 22-25 15-14 23-22 17-13 25-21 18-11 27-17 20-9 29-16 20-5 30-10 20-6 30-9 23-4 34-6 22 0 32-2c0 54 0 108 0 163">
            <text:p text:style-name="P6"/>
          </draw:path>
          <draw:g>
            <draw:path draw:style-name="gr3" draw:text-style-name="P3" draw:layer="layout" svg:width="2.134cm" svg:height="1.271cm" svg:x="13.041cm" svg:y="5.377cm" svg:viewBox="0 0 2135 1272" svg:d="m356 0c-13 0-27 0-43 0s-24 0-39 0-22 0-36 1c-5 0-9 0-16 0s-9 0-16 1-9 0-16 0-7 0-13 1-7 0-14 1-7 0-13 1-7 0-12 1-8 0-11 1-8 0-12 2-4 0-9 3-5 0-10 2-5 2-9 3-5 2-8 3-5 2-8 3-5 2-7 3-5 2-7 4-3 3-7 5-2 2-6 4-2 2-5 5-2 2-5 5-2 5-5 7-2 4-3 6-3 4-4 6 0 4-2 8-3 4-4 8 0 4-2 8 0 5-3 9 0 6-2 9 0 7-2 10 0 6-1 11 0 7-1 11 0 6-1 11 0 9-2 14 0 8 0 13 0 8-1 13 0 9 0 15 0 19-1 31 0 23 0 34 0 23 0 37c0 216 0 433 0 651 0 13 0 26 0 38s0 21 0 34 0 19 1 30c0 4 0 9 0 15s0 8 1 14 0 8 0 13 0 9 2 13 0 6 1 11 0 7 1 12 0 6 1 11 0 6 2 9 0 6 2 9 0 7 3 10 0 4 2 8 2 5 4 8 0 4 2 7 3 4 4 7 2 5 3 7 3 2 5 5 3 2 5 5 3 2 5 5 3 3 6 6 3 2 7 4 4 2 7 3 5 2 7 4 5 2 8 3 5 0 8 2 5 3 9 4 5 0 10 2 5 0 9 2 8 0 12 2 7 0 11 1 7 0 12 1 7 0 13 2 8 0 14 0 7 0 13 1 10 0 16 1 10 0 16 0 10 0 16 1c11 0 22 0 36 0s25 0 39 0 27 0 43 0c592 0 1185 0 1778 0 0-423 0-847 0-1271-592 0-1184 0-1778 0 0 0 0 0 0 0z">
              <text:p text:style-name="P6"/>
            </draw:path>
            <draw:path draw:style-name="gr3" draw:text-style-name="P3" draw:layer="layout" svg:width="1.488cm" svg:height="2.213cm" svg:x="15.433cm" svg:y="6.897cm" svg:viewBox="0 0 1489 2214" svg:d="m0 0c495 0 990 0 1488 0 0 460 0 921 0 1383 0 7 0 15 0 22s0 13 0 21 0 13-1 20 0 13-1 21 0 13 0 20 0 13-2 20 0 13-2 19 0 12-1 19 0 12-3 19 0 10-2 18 0 10-2 17-2 11-3 18 0 11-3 18 0 11-2 17-3 10-4 17-2 10-3 16-3 10-4 16-3 11-4 16-2 8-4 15-2 10-4 16-3 8-4 14-3 9-5 15-3 8-5 14-2 8-5 13-2 9-5 14-2 8-6 14-2 8-5 13-2 9-6 13-2 8-5 12-2 7-6 12-3 8-6 13-5 6-8 11-2 7-6 12-2 6-6 10-5 7-7 12-5 6-8 10-2 7-6 11-5 6-7 9-5 7-9 11-5 6-7 9-5 7-7 10-5 4-9 8-5 6-7 10-5 4-9 8-5 4-7 8-5 5-9 9-5 4-9 7-5 4-8 9-12 8-19 14-9 9-17 14-12 8-18 13-13 8-20 12-12 6-20 12-12 6-19 10-13 7-20 10-12 4-21 8-12 4-21 8-12 5-21 9-12 4-20 6-15 4-23 6-7 3-11 4-7 0-11 2-7 2-11 3-7 0-11 2-7 0-11 2-7 0-11 2-7 0-11 2-7 0-11 2-7 0-12 2-8 0-11 2-8 0-11 1-8 0-11 2-8 0-13 1-7 0-11 1-7 0-11 1-7 0-12 0-8 0-11 1-8 0-13 1-14 0-22 1-14 0-23 0-15 0-23 0-15 0-24 0-14 0-23-1-15 0-23-1-15 0-24-1-14-2-23-3-15 0-22-2-15-3-23-4-15-2-23-3-14-2-23-4-15-2-22-5-15-2-22-5-15-3-22-6c-3-1-5-2-10-3s-8-2-11-4-8-2-11-3-8-2-11-3-5-2-10-5-8-2-11-4-12-4-21-8-12-6-20-10-12-6-21-10-12-6-19-11-13-6-20-11-12-9-18-13-5-4-10-6-5-4-9-6-5-5-10-8-5-4-8-7-5-4-9-6-5-5-8-9-5-4-9-7-5-4-9-9-5-4-8-7-5-6-9-9-5-5-8-9-5-4-8-8-5-6-8-10-5-6-8-9-5-6-7-10-5-6-8-9-4-6-7-11-5-6-7-10-3-6-6-11-5-6-8-10-5-6-7-12-3-6-6-11-3-6-6-12-3-6-7-11-2-9-6-13-2-6-6-11-2-9-6-14-2-8-5-13-2-8-5-13-2-9-6-14-2-8-5-14-2-8-4-13-2-9-4-15-3-8-5-15-3-8-4-14-3-11-5-16-2-9-4-15-2-10-3-16 0-10-3-16-2-11-4-17-2-11-3-17 0-11-3-17 0-10-2-17 0-10-3-18 0-10-2-17 0-13-2-19 0-13-2-19 0-13-1-19 0-13-1-19 0-13-1-20 0-13-2-20 0-13 0-20 0-13-1-21 0-13 0-21c0-460 0-920 0-1383 0 0 0 0 0 0z">
              <text:p text:style-name="P6"/>
            </draw:path>
            <draw:path draw:style-name="gr3" draw:text-style-name="P3" draw:layer="layout" svg:width="1.746cm" svg:height="1.507cm" svg:x="15.175cm" svg:y="5.39cm" svg:viewBox="0 0 1747 1508" svg:d="m1746 1507c-495 0-990 0-1488 0-86-82-172-164-258-247 0-420 0-840 0-1260 334 0 668 0 1003 0 2 0 5 0 10 0s7 0 11 1 7 0 11 0 7 0 11 1 5 0 10 1 7 0 11 1 14 2 22 3 12 2 21 4 14 2 22 5 14 3 22 6 12 4 21 6 14 4 22 7 15 5 22 9 12 4 21 8 15 6 22 10 12 6 21 10 12 6 21 11 12 6 21 11 12 6 20 12 13 8 21 12 13 9 21 13 13 8 20 14 12 8 20 13 12 9 19 15 13 8 19 15 12 10 18 15 12 11 19 16 9 11 17 16 10 10 17 17 10 10 17 16 10 10 16 17 10 11 16 17 10 11 15 18 10 11 15 17 9 10 14 18 8 10 13 18 7 12 13 19 7 10 11 17 8 11 11 18 8 13 11 19 5 11 10 18 5 13 9 19 5 10 7 18 5 12 7 19 3 10 7 18c1 3 2 6 3 9s0 4 3 8 0 7 2 10 0 4 3 8 0 7 1 10 0 4 1 8 0 6 1 10 0 4 2 8 0 4 1 8 0 7 1 10 0 4 0 8 0 4 0 9c0 288 0 575 0 863 0 0 0 0 0 0z">
              <text:p text:style-name="P6"/>
            </draw:path>
            <draw:path draw:style-name="gr3" draw:text-style-name="P3" draw:layer="layout" svg:width="3.88cm" svg:height="2.945cm" svg:x="13.041cm" svg:y="5.377cm" svg:viewBox="0 0 3881 2946" svg:d="m356 0c-13 0-27 0-43 0s-24 0-39 0-22 0-36 0-22 0-33 1-19 0-29 1-18 0-26 2-7 0-12 1-8 0-11 1-8 0-12 2-4 0-9 1-5 0-10 3-5 2-9 3-5 0-8 2-5 2-8 3-5 2-7 3-5 2-7 4-3 2-7 3-2 3-6 6-2 2-5 4-2 2-5 5-2 4-5 6-2 5-3 7-3 4-4 6 0 4-2 7-3 5-4 8 0 4-2 8 0 4-3 9 0 6-2 9 0 6-2 10 0 6-1 10 0 6-1 12 0 6-1 11 0 6-2 12 0 8 0 13 0 9-1 14 0 8 0 14 0 21-1 31 0 21 0 34 0 25 0 38c969 0 1939 0 2909 0 7 0 13 0 21 0s13 0 20 0 12 0 20 1 12 0 20 1 13 0 20 2 12 0 19 2 12 0 19 2 13 0 20 2 12 2 18 3 13 2 20 3 12 3 18 5 13 2 19 4 10 2 17 4 12 2 18 4 10 2 18 6 9 2 17 5 10 4 17 6 10 4 16 6 10 5 17 7 10 4 16 6 10 4 15 7 10 5 16 8 10 4 15 7 7 4 13 8 10 5 15 9 7 4 13 8 8 7 13 10 7 6 12 9 7 6 12 10 8 6 13 9 7 6 11 11 7 6 11 10 5 6 10 12 4 6 8 10 5 6 10 12 5 8 9 12 4 7 7 12 5 8 7 12 3 9 6 13 3 9 7 14 2 8 4 12 3 9 5 14 3 8 4 15 3 8 4 13 0 9 2 15 0 9 1 15 0 8 2 15 0 10 1 15c0 752 0 1503 0 2255 118 0 236 0 355 0 0-761 0-1521 0-2282 0-4 0-8 0-13s0-8 0-13 0-9 0-13 0-8-1-13 0-6-1-11 0-8 0-13 0-16-3-25 0-15-2-23-3-15-4-24c0-3 0-6-3-12s0-6-2-11 0-7-1-11 0-6-3-11-2-7-3-12 0-6-3-10-2-15-6-22-2-13-6-21-5-13-7-20-5-13-8-20-5-13-8-20-5-13-10-19-5-13-10-19-5-13-10-19-7-11-11-17-7-10-12-18-8-10-13-16-7-10-12-16c-2-2-5-5-7-8s-3-4-6-8-5-4-8-7-5-5-7-8-5-4-7-7-5-4-8-8-10-8-16-13-10-9-16-14-10-8-16-12-10-9-17-13-12-6-18-12-13-6-19-10c-2-1-5-2-10-5s-5-5-9-7-5-2-10-4-5-2-10-5-5-2-10-5-7-3-11-5-5-2-10-4-7-2-11-5-7-2-11-3-7-2-11-4-7-3-11-5-7-2-11-4-8-2-11-3-8-2-12-4-8-2-12-3-7-2-12-3-7-3-12-4-7 0-12-2-8-2-13-3-7-2-12-3-7 0-12-2-8 0-14-2-7 0-13-2-8 0-13-2-17-3-27-4-17-2-27-3-17 0-28-2-20 0-29-2-20 0-30-1-20 0-29 0c-932 0-1863 0-2797 0 0 0 0 0 0 0z">
              <text:p text:style-name="P6"/>
            </draw:path>
          </draw:g>
          <draw:g>
            <draw:path draw:style-name="gr3" draw:text-style-name="P3" draw:layer="layout" svg:width="1.088cm" svg:height="9.112cm" svg:x="5.998cm" svg:y="14.005cm" svg:viewBox="0 0 1089 9113" svg:d="m1088 4557c0 1516 0 3030 0 4555-363 0-725 0-1088 0 0-3034 0-6073 0-9112 363 0 725 0 1088 0 0 1516 0 3032 0 4557z">
              <text:p text:style-name="P6"/>
            </draw:path>
            <draw:path draw:style-name="gr3" draw:text-style-name="P3" draw:layer="layout" svg:width="241.572cm" svg:height="9.11cm" draw:transform="skewX (-1.53327174787673) translate (-235.574cm 14.015cm)" svg:viewBox="0 0 241573 9111" svg:d="m241572 0c-80533 3037-161040 6073-241572 9110">
              <text:p text:style-name="P6"/>
            </draw:path>
            <draw:path draw:style-name="gr3" draw:text-style-name="P3" draw:layer="layout" svg:width="243.748cm" svg:height="9.11cm" draw:transform="skewX (-1.53327174787673) translate (-236.662cm 14.015cm)" svg:viewBox="0 0 243749 9111" svg:d="m0 9110c81258-3037 162489-6073 243748-9110">
              <text:p text:style-name="P6"/>
            </draw:path>
          </draw:g>
          <draw:g>
            <draw:path draw:style-name="gr3" draw:text-style-name="P3" draw:layer="layout" svg:width="4.226cm" svg:height="0.996cm" svg:x="2.652cm" svg:y="5.178cm" svg:viewBox="0 0 4227 997" svg:d="m2113 996c-705 0-1408 0-2113 0 0-331 0-663 0-996 1408 0 2817 0 4226 0 0 331 0 663 0 996-704 0-1409 0-2113 0z">
              <text:p text:style-name="P6"/>
            </draw:path>
            <draw:path draw:style-name="gr3" draw:text-style-name="P3" draw:layer="layout" svg:width="31.655cm" svg:height="0.996cm" draw:transform="skewX (-1.5430455916879) translate (-29.003cm 5.178cm)" svg:viewBox="0 0 31656 997" svg:d="m31655 0c-10517 331-21068 663-31655 996">
              <text:p text:style-name="P6"/>
            </draw:path>
            <draw:path draw:style-name="gr3" draw:text-style-name="P3" draw:layer="layout" svg:width="40.109cm" svg:height="0.996cm" draw:transform="skewX (-1.5430455916879) translate (-33.23cm 5.178cm)" svg:viewBox="0 0 40110 997" svg:d="m0 996c13333-331 26702-663 40109-996">
              <text:p text:style-name="P6"/>
            </draw:path>
          </draw:g>
          <draw:path draw:style-name="gr9" draw:text-style-name="P3" draw:layer="layout" svg:width="2.056cm" svg:height="2.333cm" svg:x="12.63cm" svg:y="7.551cm" svg:viewBox="0 0 2057 2334" svg:d="m1028 2333c-567 0-1028-522-1028-1167s461-1166 1028-1166 1028 522 1028 1166-461 1167-1028 1167z">
            <text:p text:style-name="P6"/>
          </draw:path>
          <draw:path draw:style-name="gr10" draw:text-style-name="P5" draw:layer="layout" svg:width="1.33cm" svg:height="1.431cm" svg:x="15.704cm" svg:y="12.435cm" svg:viewBox="0 0 1331 1432" svg:d="m0 1431c0-477 0-953 0-1431 443 0 886 0 1330 0 0 477 0 953 0 1431-443 0-886 0-1330 0">
            <text:p text:style-name="P6"/>
          </draw:path>
          <draw:path draw:style-name="gr3" draw:text-style-name="P3" draw:layer="layout" svg:width="0.812cm" svg:height="0.988cm" draw:transform="rotate (-0.785398163398487) translate (11.936cm 6.832cm)" svg:viewBox="0 0 813 989" svg:d="m431 225c128 0 255 0 381 0-1 174 0 349 0 526-126 0-253 0-381 0 0 78 0 158 1 237 0 0 0 0 0 0-14 0-28-1-42-3s-30-4-45-9-25-5-40-10-26-12-40-19-24-13-38-20-23-18-35-25-21-18-33-27-20-24-30-33-19-24-28-35-16-25-25-38-15-29-24-42c-4-14-10-27-17-43s-10-29-16-44-7-31-11-48-3-31-4-50 0-31-3-49c0 0 0 0 0 0-1-16-1-32 3-50s4-32 4-51c5-14 8-32 12-47s10-30 15-45 11-29 17-44 17-25 24-41 14-26 24-38 19-23 29-35 21-19 30-31 23-18 34-28 23-16 35-24 25-12 38-22c14-3 27-6 39-14s27-8 41-11 29-6 43-9 30 0 42-3c0 75 0 148 0 225">
            <text:p text:style-name="P6"/>
          </draw:path>
          <draw:path draw:style-name="gr3" draw:text-style-name="P3" draw:layer="layout" svg:width="0.811cm" svg:height="0.988cm" svg:x="11.037cm" svg:y="8.348cm" svg:viewBox="0 0 812 989" svg:d="m431 225c127 0 254 0 380 0 0 175 0 349 0 526-126 0-253 0-380 0 0 78 0 158 0 237 0 0 0 0 0 0-13 0-27 0-42-3s-29-4-44-9-26-4-40-10-26-12-40-19-24-13-38-20-23-18-35-25-21-18-33-27-21-23-30-33-20-24-29-35-16-25-24-37-15-29-24-43-10-27-17-42-10-30-16-45-7-31-11-47-3-32-5-50 0-32-3-50c0 0 0 0 0 0 0-16 0-32 3-49s4-33 5-52 8-32 11-47 10-29 16-45 11-29 17-44 16-25 24-41 14-26 24-38 18-23 29-35 20-19 30-31 23-17 33-28 23-16 35-23 26-13 38-23c14-3 27-6 40-14s26-8 40-11 29-6 44-9 29 0 42-3c0 75 0 149 0 225">
            <text:p text:style-name="P6"/>
          </draw:path>
          <draw:path draw:style-name="gr3" draw:text-style-name="P3" draw:layer="layout" svg:width="0.812cm" svg:height="0.989cm" draw:transform="rotate (0.7853981633973) translate (11.406cm 10.077cm)" svg:viewBox="0 0 813 990" svg:d="m432 225c126 0 254 1 380 1 0 174 0 348 0 526-126 0-254-1-380-1 0 78 0 159 0 238 0 0 0 0 0 0-14-1-28-1-43-4s-29-4-43-9c-14 0-27-3-41-10s-25-12-39-19-24-12-39-20c-9-8-23-17-34-24s-21-19-33-28-22-22-30-32-20-24-31-36-15-24-23-36-15-29-23-44-10-26-18-41-10-30-15-46-8-31-12-46-3-33-5-50 1-32-3-51c0 0 0 0 0 0 0-17 0-31 3-48s5-33 5-52c3-14 9-33 12-47s9-29 16-46 10-29 16-44 17-24 24-41c8-12 14-26 24-37s18-23 30-35c8-10 19-19 30-32s22-16 33-27 23-16 34-23 27-14 39-23c12-4 26-6 39-14s26-9 41-11 29-6 43-10c15 0 29 0 42-3 1 75 0 150 1 225">
            <text:p text:style-name="P6"/>
          </draw:path>
          <draw:g>
            <draw:path draw:style-name="gr3" draw:text-style-name="P3" draw:layer="layout" svg:width="1.098cm" svg:height="0.289cm" draw:transform="rotate (1.5707963267946) translate (4.182cm 9.062cm)" svg:viewBox="0 0 1099 290" svg:d="m546 157c0 0 0 0 0 0 24-1 48-2 74-3s46-6 69-9 40-6 62-11 38-10 57-16 34-10 51-16 30-12 45-19 26-12 39-18 24-12 36-19 20-10 30-15 16-8 25-14 12-6 20-10 10-4 17-7c3 0 6 0 11 0s6 2 9 5 2 10 5 15 0 14 2 21c0 0 0 0 0 0-1 8-2 16-3 25s-6 16-9 24-8 16-13 24-12 14-19 23-14 14-23 22-18 12-28 20-20 12-32 20-24 10-36 17-26 10-39 17-28 8-43 14-30 8-45 13-32 6-48 10-34 4-51 8-34 4-52 6-36 2-55 4-36 0-56 1c0 0 0 0 0 0-18 0-36 0-56-1s-36-2-54-4-34-4-52-8-32-4-49-8-32-6-48-11-30-8-46-13-28-10-42-16-26-10-39-15-22-12-35-19-20-12-32-19-18-12-27-20-14-14-23-22-12-14-18-21-8-16-14-25-6-14-9-22 0-16-2-24c0 0 0 0 0 0 0-6 0-12 1-20 1-3 2-6 5-11s6-4 9-6 6 0 11 1 10 4 17 8 12 6 20 10 16 8 24 13 20 12 30 18 22 10 34 16 26 12 39 19 30 12 46 18 32 10 49 16 38 8 57 14 40 6 61 11 44 4 67 7 50 0 76 2">
              <text:p text:style-name="P6"/>
            </draw:path>
            <draw:path draw:style-name="gr3" draw:text-style-name="P3" draw:layer="layout" svg:width="1.01cm" svg:height="0.534cm" draw:transform="rotate (1.5707963267946) translate (3.71cm 9.041cm)" svg:viewBox="0 0 1011 535" svg:d="m509 0c0 0 0 0 0 0 17 0 34 0 51 1s32 2 49 4 32 4 48 7 30 4 46 8 28 6 44 11 26 8 41 13 24 10 38 15 24 10 37 17 22 12 33 18 18 14 28 22 16 14 26 21 14 14 21 23 10 16 17 25 8 16 12 25 4 18 8 27 0 18 2 27c0 0 0 0 0 0 0 9 0 18-2 28s-4 18-8 27-8 16-12 25-10 16-17 26-14 14-21 22-16 14-26 23-18 14-28 22-22 12-33 18-24 12-37 18-24 10-38 16-26 8-41 12-28 8-44 12-30 4-46 8-32 4-48 7-32 2-49 4-34 0-51 2c0 0 0 0 0 0-17 0-34 0-52-2s-34-2-52-4-30-4-47-7-32-4-49-8-28-8-43-12-28-8-43-12-24-10-38-16-24-12-37-18-20-12-32-18-20-14-30-22-16-14-26-23-14-14-21-22-10-16-17-26-8-16-12-25-4-18-7-27-2-18-3-28c0 0 0 0 0 0 1-9 2-18 3-27s4-18 7-27 8-16 12-25 10-16 17-25 14-14 21-23 16-14 26-21 20-14 30-22 20-12 32-18 24-10 37-17 24-10 38-15 28-8 43-13 28-6 43-11 32-4 49-8 30-4 47-7 34-2 52-4 34 0 52-1">
              <text:p text:style-name="P6"/>
            </draw:path>
            <draw:path draw:style-name="gr3" draw:text-style-name="P3" draw:layer="layout" svg:width="2.826cm" svg:height="0.921cm" draw:transform="rotate (1.5707963267946) translate (2.677cm 9.438cm)" svg:viewBox="0 0 2827 922" svg:d="m0 0c940 0 1880 0 2820 0 2 0 4 0 6 0 0 307 0 614 0 921-940 0-1880 0-2820 0-2 0-4 0-6 0 0-307 0-614 0-921">
              <text:p text:style-name="P6"/>
            </draw:path>
            <draw:path draw:style-name="gr3" draw:text-style-name="P3" draw:layer="layout" svg:width="1.048cm" svg:height="0.518cm" draw:transform="rotate (1.5707963267946) translate (2.964cm 9.068cm)" svg:viewBox="0 0 1049 519" svg:d="m0 0c349 0 698 0 1048 0 0 172 0 344 0 518-349 0-698 0-1048 0 0-172 0-344 0-518">
              <text:p text:style-name="P6"/>
            </draw:path>
          </draw:g>
          <draw:g>
            <draw:path draw:style-name="gr3" draw:text-style-name="P3" draw:layer="layout" svg:width="3.413cm" svg:height="0.705cm" svg:x="7.452cm" svg:y="14.005cm" svg:viewBox="0 0 3414 706" svg:d="m3413 353c0 117 0 235 0 352-1138 0-2275 0-3413 0 0-235 0-470 0-705 1138 0 2275 0 3413 0 0 117 0 235 0 353z">
              <text:p text:style-name="P6"/>
            </draw:path>
            <draw:path draw:style-name="gr3" draw:text-style-name="P3" draw:layer="layout" svg:width="36.976cm" svg:height="0.705cm" draw:transform="skewX (-1.55334303427466) translate (-29.524cm 14.006cm)" svg:viewBox="0 0 36977 706" svg:d="m36976 0c-12325 235-24651 470-36976 705">
              <text:p text:style-name="P6"/>
            </draw:path>
            <draw:path draw:style-name="gr3" draw:text-style-name="P3" draw:layer="layout" svg:width="43.802cm" svg:height="0.705cm" draw:transform="skewX (-1.55334303427466) translate (-32.937cm 14.006cm)" svg:viewBox="0 0 43803 706" svg:d="m0 705c14601-235 29201-470 43802-705">
              <text:p text:style-name="P6"/>
            </draw:path>
          </draw:g>
          <draw:g>
            <draw:path draw:style-name="gr3" draw:text-style-name="P3" draw:layer="layout" svg:width="0.364cm" svg:height="0.338cm" svg:x="5.83cm" svg:y="10.884cm" svg:viewBox="0 0 365 339" svg:d="m182 338c-100 0-182-76-182-169s82-169 182-169 182 76 182 169-82 169-182 169z">
              <text:p text:style-name="P6"/>
            </draw:path>
            <draw:path draw:style-name="gr11" draw:text-style-name="P3" draw:layer="layout" svg:width="0.39cm" svg:height="0.286cm" svg:x="5.575cm" svg:y="10.963cm" svg:viewBox="0 0 391 287" svg:d="m0 260c34-34 68-68 104-104 34 26 68 52 104 78 8-78 16-156 26-234 43 34 86 68 130 104 8 60 16 120 26 182-69-8-138-16-208-26-43 0-86 0-130 0-17 0-34 0-52 0z">
              <text:p text:style-name="P6"/>
            </draw:path>
            <draw:path draw:style-name="gr11" draw:text-style-name="P3" draw:layer="layout" svg:width="0.52cm" svg:height="0.39cm" svg:x="5.979cm" svg:y="11.054cm" svg:viewBox="0 0 521 391" svg:d="m0 104c60-34 120-68 182-104 52 43 104 86 156 130 52 8 104 16 157 26 8 78 16 156 25 234-86-52-172-104-259-156-52 0-104 0-157 0-17-34-34-68-51-104-17-8-34-16-53-26z">
              <text:p text:style-name="P6"/>
            </draw:path>
            <draw:path draw:style-name="gr11" draw:text-style-name="P3" draw:layer="layout" svg:width="0.442cm" svg:height="0.442cm" svg:x="5.855cm" svg:y="10.65cm" svg:viewBox="0 0 443 443" svg:d="m0 260c60 60 120 120 182 182 0-43 0-86 0-130 60-17 120-34 181-52 26-86 52-172 79-260-95 26-190 52-287 78-43 60-86 120-129 182-8 0-16 0-26 0z">
              <text:p text:style-name="P6"/>
            </draw:path>
          </draw:g>
          <draw:g>
            <draw:path draw:style-name="gr3" draw:text-style-name="P3" draw:layer="layout" svg:width="0.364cm" svg:height="0.277cm" svg:x="6.924cm" svg:y="10.986cm" svg:viewBox="0 0 365 278" svg:d="m182 277c-100 0-182-63-182-139s82-138 182-138 182 62 182 138-82 139-182 139z">
              <text:p text:style-name="P6"/>
            </draw:path>
            <draw:path draw:style-name="gr11" draw:text-style-name="P3" draw:layer="layout" svg:width="0.39cm" svg:height="0.234cm" svg:x="6.669cm" svg:y="11.051cm" svg:viewBox="0 0 391 235" svg:d="m0 212c34-27 68-55 104-85 34 22 68 43 104 64 8-64 16-127 26-191 43 28 86 55 130 85 8 49 16 98 26 149-69-7-138-13-208-22-43 0-86 0-130 0-17 0-34 0-52 0z">
              <text:p text:style-name="P6"/>
            </draw:path>
            <draw:path draw:style-name="gr11" draw:text-style-name="P3" draw:layer="layout" svg:width="0.52cm" svg:height="0.319cm" svg:x="7.073cm" svg:y="11.125cm" svg:viewBox="0 0 521 320" svg:d="m0 85c60-28 120-55 182-85 52 35 104 71 156 106 52 7 104 14 157 22 8 63 16 127 25 191-86-43-172-85-259-128-52 0-104 0-157 0-17-27-34-55-51-85-17-6-34-13-53-21z">
              <text:p text:style-name="P6"/>
            </draw:path>
            <draw:path draw:style-name="gr11" draw:text-style-name="P3" draw:layer="layout" svg:width="0.442cm" svg:height="0.361cm" svg:x="6.949cm" svg:y="10.795cm" svg:viewBox="0 0 443 362" svg:d="m0 213c60 49 120 98 182 148 0-35 0-70 0-106 60-14 120-28 181-42 26-71 52-141 79-213-95 21-190 43-287 64-43 49-86 98-129 149-8 0-16 0-26 0z">
              <text:p text:style-name="P6"/>
            </draw:path>
          </draw:g>
          <draw:g>
            <draw:path draw:style-name="gr3" draw:text-style-name="P3" draw:layer="layout" svg:width="0.364cm" svg:height="0.338cm" svg:x="10.67cm" svg:y="5.479cm" svg:viewBox="0 0 365 339" svg:d="m182 338c-100 0-182-76-182-169s82-169 182-169 182 76 182 169-82 169-182 169z">
              <text:p text:style-name="P6"/>
            </draw:path>
            <draw:path draw:style-name="gr11" draw:text-style-name="P3" draw:layer="layout" svg:width="0.39cm" svg:height="0.286cm" svg:x="10.415cm" svg:y="5.558cm" svg:viewBox="0 0 391 287" svg:d="m0 260c34-34 68-68 104-104 34 26 68 52 104 78 8-78 16-156 26-234 43 34 86 68 130 104 8 60 16 120 26 182-69-8-138-16-208-26-43 0-86 0-130 0-17 0-34 0-52 0z">
              <text:p text:style-name="P6"/>
            </draw:path>
            <draw:path draw:style-name="gr11" draw:text-style-name="P3" draw:layer="layout" svg:width="0.52cm" svg:height="0.39cm" svg:x="10.819cm" svg:y="5.649cm" svg:viewBox="0 0 521 391" svg:d="m0 104c60-34 120-68 182-104 52 43 104 86 156 130 52 8 104 16 157 26 8 78 16 156 25 234-86-52-172-104-259-156-52 0-104 0-157 0-17-34-34-68-51-104-17-8-34-16-53-26z">
              <text:p text:style-name="P6"/>
            </draw:path>
            <draw:path draw:style-name="gr11" draw:text-style-name="P3" draw:layer="layout" svg:width="0.442cm" svg:height="0.442cm" svg:x="10.695cm" svg:y="5.245cm" svg:viewBox="0 0 443 443" svg:d="m0 260c60 60 120 120 182 182 0-43 0-86 0-130 60-17 120-34 181-52 26-86 52-172 79-260-95 26-190 52-287 78-43 60-86 120-129 182-8 0-16 0-26 0z">
              <text:p text:style-name="P6"/>
            </draw:path>
          </draw:g>
          <draw:g>
            <draw:path draw:style-name="gr3" draw:text-style-name="P3" draw:layer="layout" svg:width="0.657cm" svg:height="0.507cm" svg:x="11.675cm" svg:y="5.797cm" svg:viewBox="0 0 658 508" svg:d="m328 507c-180 0-328-114-328-253s148-254 328-254 329 114 329 254-148 253-329 253z">
              <text:p text:style-name="P6"/>
            </draw:path>
            <draw:path draw:style-name="gr11" draw:text-style-name="P3" draw:layer="layout" svg:width="0.704cm" svg:height="0.43cm" svg:x="11.215cm" svg:y="5.915cm" svg:viewBox="0 0 705 431" svg:d="m0 391c61-51 123-102 188-156 61 39 122 78 187 117 15-117 29-235 47-352 78 51 155 102 235 157 14 90 29 180 47 273-125-12-249-24-376-39-77 0-155 0-234 0-31 0-62 0-94 0z">
              <text:p text:style-name="P6"/>
            </draw:path>
            <draw:path draw:style-name="gr11" draw:text-style-name="P3" draw:layer="layout" svg:width="0.938cm" svg:height="0.586cm" svg:x="11.944cm" svg:y="6.052cm" svg:viewBox="0 0 939 587" svg:d="m0 156c108-51 216-102 328-156 94 65 188 129 282 195 93 12 187 24 283 39 14 118 29 235 45 352-155-78-310-156-467-234-94 0-188 0-284 0-30-51-61-103-92-157-30-12-61-24-95-39z">
              <text:p text:style-name="P6"/>
            </draw:path>
            <draw:path draw:style-name="gr11" draw:text-style-name="P3" draw:layer="layout" svg:width="0.798cm" svg:height="0.664cm" svg:x="11.72cm" svg:y="5.445cm" svg:viewBox="0 0 799 665" svg:d="m0 391c108 90 217 180 329 273 0-64 0-129 0-195 108-26 216-51 326-78 47-130 94-259 143-391-172 39-343 78-518 117-78 90-155 180-233 274-14 0-29 0-47 0z">
              <text:p text:style-name="P6"/>
            </draw:path>
          </draw:g>
          <draw:measure draw:style-name="gr12" draw:text-style-name="P1" draw:layer="measurelines" svg:x1="2.45cm" svg:y1="4.84cm" svg:x2="17.065cm" svg:y2="4.842cm">
            <text:p text:style-name="P1">7,75 m</text:p>
          </draw:measure>
          <draw:measure draw:style-name="gr13" draw:text-style-name="P1" draw:layer="measurelines" svg:x1="17.571cm" svg:y1="5.186cm" svg:x2="17.594cm" svg:y2="25.638cm">
            <text:p text:style-name="P1"><text:measure text:kind="gap"/>10,5 m<text:measure text:kind="gap"/></text:p>
          </draw:measure>
          <draw:measure draw:style-name="gr14" draw:text-style-name="P6" draw:layer="measurelines" svg:x1="17.039cm" svg:y1="25.982cm" svg:x2="7.541cm" svg:y2="25.982cm">
            <text:p text:style-name="P1">5,00 m<text:measure text:kind="unit"/><text:measure text:kind="gap"/></text:p>
          </draw:measure>
          <draw:g>
            <draw:path draw:style-name="gr3" draw:text-style-name="P3" draw:layer="layout" svg:width="0.268cm" svg:height="0.434cm" svg:x="16.3cm" svg:y="10.565cm" svg:viewBox="0 0 269 435" svg:d="m134 434c-73 0-134-99-134-218s61-216 134-216 134 97 134 216-60 218-134 218z">
              <text:p text:style-name="P6"/>
            </draw:path>
            <draw:path draw:style-name="gr11" draw:text-style-name="P3" draw:layer="layout" svg:width="0.287cm" svg:height="0.366cm" svg:x="16.113cm" svg:y="10.667cm" svg:viewBox="0 0 288 367" svg:d="m0 332c25-43 50-87 76-133 25 34 50 67 77 100 6-100 12-199 19-299 32 44 63 86 95 133 6 77 12 153 20 233-51-11-102-20-153-34-32 0-63 0-96 0-12 0-25 0-38 0z">
              <text:p text:style-name="P6"/>
            </draw:path>
            <draw:path draw:style-name="gr11" draw:text-style-name="P3" draw:layer="layout" svg:width="0.382cm" svg:height="0.5cm" svg:x="16.41cm" svg:y="10.782cm" svg:viewBox="0 0 383 501" svg:d="m0 134c44-44 88-86 134-134 38 55 76 112 114 166 38 11 77 22 116 35 6 98 11 199 18 299-63-67-126-133-190-201-39 0-77 0-116 0-12-42-25-85-37-133-13-9-25-20-39-32z">
              <text:p text:style-name="P6"/>
            </draw:path>
            <draw:path draw:style-name="gr11" draw:text-style-name="P3" draw:layer="layout" svg:width="0.325cm" svg:height="0.565cm" svg:x="16.319cm" svg:y="10.266cm" svg:viewBox="0 0 326 566" svg:d="m0 334c44 76 88 153 133 231 0-54 0-109 0-166 45-22 89-43 134-65 19-112 38-221 58-334-70 33-140 67-211 100-32 77-64 154-95 234-6 0-12 0-19 0z">
              <text:p text:style-name="P6"/>
            </draw:path>
          </draw:g>
          <draw:g>
            <draw:rect draw:style-name="gr6" draw:layer="layout" svg:width="0.523cm" svg:height="1.96cm" draw:transform="rotate (1.5707963267946) translate (8.398cm 26.165cm)">
              <text:p text:style-name="P6"/>
            </draw:rect>
            <draw:g>
              <draw:path draw:style-name="gr3" draw:text-style-name="P3" draw:layer="layout" svg:width="0.478cm" svg:height="0.165cm" draw:transform="rotate (1.5707963267946) translate (8.382cm 26.132cm)" svg:viewBox="0 0 479 166" svg:d="m239 165c-79 0-158 0-239 0 0-55 0-110 0-165 159 0 318 0 478 0 0 55 0 110 0 165-79 0-158 0-239 0z">
                <text:p text:style-name="P6"/>
              </draw:path>
              <draw:path draw:style-name="gr7" draw:text-style-name="P5" draw:layer="layout" svg:width="0cm" svg:height="1.666cm" draw:transform="rotate (1.5707963267946) translate (8.536cm 25.887cm)" svg:viewBox="0 0 1 1667" svg:d="m0 0c0 555 0 1110 0 1666">
                <text:p text:style-name="P6"/>
              </draw:path>
              <draw:path draw:style-name="gr3" draw:text-style-name="P3" draw:layer="layout" svg:width="0.478cm" svg:height="0.166cm" draw:transform="rotate (1.5707963267946) translate (10.175cm 26.132cm)" svg:viewBox="0 0 479 167" svg:d="m239 166c-79 0-158 0-239 0 0-55 0-111 0-166 159 0 318 0 478 0 0 55 0 111 0 166-79 0-158 0-239 0z">
                <text:p text:style-name="P6"/>
              </draw:path>
              <draw:path draw:style-name="gr3" draw:text-style-name="P3" draw:layer="layout" svg:width="0.478cm" svg:height="0.165cm" draw:transform="rotate (1.5707963267946) translate (8.382cm 26.132cm)" svg:viewBox="0 0 479 166" svg:d="m239 165c-79 0-158 0-239 0 0-55 0-110 0-165 159 0 318 0 478 0 0 55 0 110 0 165-79 0-158 0-239 0z">
                <text:p text:style-name="P6"/>
              </draw:path>
            </draw:g>
          </draw:g>
          <draw:g>
            <draw:path draw:style-name="gr3" draw:text-style-name="P3" draw:layer="layout" svg:width="1.023cm" svg:height="1.68cm" svg:x="2.469cm" svg:y="9.984cm" svg:viewBox="0 0 1024 1681" svg:d="m512 1680c-171 0-341 0-512 0 0-559 0-1118 0-1680 341 0 682 0 1023 0 0 559 0 1118 0 1680-170 0-341 0-511 0z">
              <text:p text:style-name="P6"/>
            </draw:path>
            <draw:path draw:style-name="gr3" draw:text-style-name="P3" draw:layer="layout" svg:width="35.973cm" svg:height="1.68cm" draw:transform="skewX (-1.52541776624276) translate (-33.504cm 9.984cm)" svg:viewBox="0 0 35974 1681" svg:d="m35973 0c-11969 559-23938 1118-35973 1680">
              <text:p text:style-name="P6"/>
            </draw:path>
            <draw:path draw:style-name="gr3" draw:text-style-name="P3" draw:layer="layout" svg:width="38.019cm" svg:height="1.68cm" draw:transform="skewX (-1.52541776624276) translate (-34.527cm 9.984cm)" svg:viewBox="0 0 38020 1681" svg:d="m0 1680c12651-559 25302-1118 38019-1680">
              <text:p text:style-name="P6"/>
            </draw:path>
          </draw:g>
          <draw:g>
            <draw:path draw:style-name="gr3" draw:text-style-name="P3" draw:layer="layout" svg:width="1.431cm" svg:height="1.436cm" svg:x="7.529cm" svg:y="19.302cm" svg:viewBox="0 0 1432 1437" svg:d="m716 1436c-240 0-476 0-716 0 0-478 0-955 0-1436 476 0 956 0 1431 0 0 478 0 955 0 1436-239 0-475 0-715 0z">
              <text:p text:style-name="P6"/>
            </draw:path>
            <draw:path draw:style-name="gr3" draw:text-style-name="P3" draw:layer="layout" svg:width="60.419cm" svg:height="1.436cm" draw:transform="skewX (-1.54758344774308) translate (-52.89cm 19.302cm)" svg:viewBox="0 0 60420 1437" svg:d="m60419 0c-20112 478-40178 955-60419 1436">
              <text:p text:style-name="P6"/>
            </draw:path>
            <draw:path draw:style-name="gr3" draw:text-style-name="P3" draw:layer="layout" svg:width="63.283cm" svg:height="1.436cm" draw:transform="skewX (-1.54758344774308) translate (-54.322cm 19.302cm)" svg:viewBox="0 0 63284 1437" svg:d="m0 1436c21064-478 42089-955 63283-1436">
              <text:p text:style-name="P6"/>
            </draw:path>
          </draw:g>
          <draw:line draw:style-name="gr4" draw:text-style-name="P4" draw:layer="layout" svg:x1="10.019cm" svg:y1="11.959cm" svg:x2="10.019cm" svg:y2="4.904cm">
            <text:p text:style-name="P6"/>
          </draw:line>
          <draw:g>
            <draw:path draw:style-name="gr3" draw:text-style-name="P3" draw:layer="layout" svg:width="2.82cm" svg:height="4.11cm" svg:x="6.914cm" svg:y="5.203cm" svg:viewBox="0 0 2821 4111" svg:d="m1410 4110c-470 0-940 0-1410 0 0-1370 0-2738 0-4110 940 0 1880 0 2820 0 0 1370 0 2738 0 4110-470 0-940 0-1410 0z">
              <text:p text:style-name="P6"/>
            </draw:path>
            <draw:path draw:style-name="gr3" draw:text-style-name="P3" draw:layer="layout" svg:width="2.676cm" svg:height="3.94cm" svg:x="6.986cm" svg:y="5.288cm" svg:viewBox="0 0 2677 3941" svg:d="m1338 3940c-446 0-892 0-1338 0 0-1312 0-2625 0-3940 892 0 1784 0 2676 0 0 1312 0 2625 0 3940-446 0-892 0-1338 0z">
              <text:p text:style-name="P6"/>
            </draw:path>
            <draw:path draw:style-name="gr3" draw:text-style-name="P3" draw:layer="layout" svg:width="1.188cm" svg:height="1.182cm" svg:x="8.399cm" svg:y="5.386cm" svg:viewBox="0 0 1189 1183" svg:d="m0 178c0-5 0-9 0-15s0-8 1-13 0-9 1-14 0-8 2-13 0-6 2-11 0-8 2-12 0-6 2-11 3-5 4-10 2-5 3-11 2-5 4-8 2-4 4-7 2-5 5-8 2-6 4-8 3-3 6-7 4-3 7-5 2-3 5-5 5-4 7-5 5-2 7-4 5-2 8-3 5 0 8-4 5 0 8-1 5 0 9-3 5 0 9 0 7 0 10 0c86 0 171 0 259 0 144 0 289 0 436 0 85 0 170 0 257 0 3 0 7 0 10 0s7 0 10 0 5 0 8 3 5 0 8 1 5 0 9 4 5 2 7 3 5 3 7 4 5 2 7 5 4 2 7 5 2 2 5 5 3 3 6 7 2 5 6 8 2 5 3 8 2 2 6 7 2 5 3 8 3 6 4 11 2 6 3 10 0 5 2 11 0 7 3 12 0 5 1 11 0 7 2 13 0 8 1 14 0 7 0 13 0 7 0 15c0 77 0 155 0 235 0 118 0 236 0 355 0 79 0 159 0 238 0 3 0 7 0 13s0 7 0 13 0 8-1 14 0 7-2 13 0 7-1 12 0 5-3 11 0 7-2 11-2 6-3 10-3 6-4 10-2 4-3 9-2 5-6 8-2 6-3 8-3 2-6 6-2 4-6 7-2 3-5 5-5 4-7 6-5 3-7 5-5 0-7 3-4 3-7 4-4 0-9 3-4 0-8 2-4 0-8 2-7 0-10 0-7 0-10 1c-86 0-171 0-257 0-145 0-289 0-436 0-86 0-171 0-259 0-3 0-6 0-10-1s-4 0-9 0-4 0-9-2-5 0-8-2-5 0-8-3-4-3-8-4-4 0-7-3-4-2-7-5-2-2-5-6-5-2-7-5-2-2-6-7c-1-1-2-2-4-6s-3-6-5-8-2-5-4-8-3-6-4-9-2-5-3-10-3-5-4-10 0-7-2-11 0-6-2-11 0-8-2-12 0-8-2-13 0-9-1-14 0-8-1-13 0-8 0-13c0-277 0-553 0-828 0 0 0 0 0 0z">
              <text:p text:style-name="P6"/>
            </draw:path>
            <draw:path draw:style-name="gr3" draw:text-style-name="P3" draw:layer="layout" svg:width="1.189cm" svg:height="1.182cm" svg:x="7.061cm" svg:y="5.386cm" svg:viewBox="0 0 1190 1183" svg:d="m0 178c0-5 0-9 0-15s0-8 0-13 0-9 1-14 0-8 2-13 0-6 1-11 0-8 3-12 0-6 2-11 2-5 3-10 3-5 4-11 2-5 3-8 2-4 6-7 2-5 3-8 3-6 6-8 2-3 6-7 2-3 5-5 5-3 7-5 5-4 7-5 5-2 7-4 4-2 7-3 4 0 9-4 4 0 8-1 4 0 8-3 7 0 10 0 7 0 10 0c86 0 171 0 257 0 146 0 292 0 437 0 86 0 171 0 259 0 3 0 7 0 10 0s4 0 8 0 4 0 9 3 5 0 9 1 5 0 8 4 5 2 8 3 5 3 7 4 4 2 7 5 2 2 5 5 3 2 6 5 2 3 6 7 2 5 5 8 3 5 5 8 2 2 5 7 2 5 4 8 2 6 4 11 0 6 2 10 2 5 3 11 0 7 2 12 0 5 2 11 0 7 2 13 0 8 0 14 0 7 1 13 0 7 0 15c0 77 0 155 0 235 0 118 0 236 0 355 0 79 0 159 0 238 0 3 0 7 0 13s0 7-1 13 0 8 0 14 0 7-2 13 0 7-2 12 0 5-2 11-2 7-3 11 0 6-2 10-3 6-4 10-2 4-4 9-3 5-5 8-2 6-5 8-2 2-5 6-3 4-6 7-2 3-6 5-2 4-5 6-5 3-7 5-5 0-7 3-5 3-8 4-4 0-8 3-4 0-9 2-5 0-9 2-5 0-8 0-7 0-10 1c-86 0-171 0-259 0-145 0-291 0-437 0-85 0-170 0-257 0-3 0-7 0-10-1s-7 0-10 0-5 0-8-2-5 0-8-2-5 0-9-3-5-3-7-4-5 0-7-3-5-2-7-5-4-2-7-6-2-2-5-5-3-2-6-7c-1-1-2-2-6-6s-2-6-3-8-2-5-6-8-2-6-3-9-3-5-4-10-2-5-3-10 0-7-2-11 0-6-3-11 0-8-1-12 0-8-2-13 0-9-1-14 0-8 0-13 0-8 0-13c0-277 0-553 0-828 0 0 0 0 0 0z">
              <text:p text:style-name="P6"/>
            </draw:path>
            <draw:path draw:style-name="gr3" draw:text-style-name="P3" draw:layer="layout" svg:width="2.528cm" svg:height="2.857cm" svg:x="7.061cm" svg:y="6.274cm" svg:viewBox="0 0 2529 2858" svg:d="m0 985c223-329 446-657 669-985 396 0 792 0 1189 0 223 328 446 656 670 985 0 624 0 1248 0 1872-842 0-1684 0-2528 0 0-624 0-1248 0-1872 0 0 0 0 0 0z">
              <text:p text:style-name="P6"/>
            </draw:path>
            <draw:path draw:style-name="gr3" draw:text-style-name="P3" draw:layer="layout" svg:width="0.67cm" svg:height="0.985cm" svg:x="8.919cm" svg:y="6.274cm" svg:viewBox="0 0 671 986" svg:d="m0 0c0 328 0 656 0 985 223 0 446 0 670 0-223-329-446-657-670-985 0 0 0 0 0 0z">
              <text:p text:style-name="P6"/>
            </draw:path>
            <draw:path draw:style-name="gr3" draw:text-style-name="P3" draw:layer="layout" svg:width="0.668cm" svg:height="0.985cm" svg:x="7.061cm" svg:y="6.274cm" svg:viewBox="0 0 669 986" svg:d="m668 0c0 328 0 656 0 985-222 0-444 0-668 0 222-329 444-657 668-985 0 0 0 0 0 0z">
              <text:p text:style-name="P6"/>
            </draw:path>
          </draw:g>
          <draw:g>
            <draw:rect draw:style-name="gr5" draw:text-style-name="P4" draw:layer="layout" svg:width="1.443cm" svg:height="0.526cm" draw:transform="rotate (-1.57079632679579) translate (11.475cm 22.153cm)">
              <text:p text:style-name="P6"/>
            </draw:rect>
            <draw:g>
              <draw:path draw:style-name="gr3" draw:text-style-name="P3" draw:layer="layout" svg:width="0.478cm" svg:height="0.152cm" draw:transform="rotate (3.1415926535892) translate (11.521cm 22.13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0.478cm" svg:height="0.152cm" draw:transform="rotate (3.1415926535892) translate (11.521cm 22.13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0.478cm" svg:height="0.152cm" draw:transform="rotate (3.1415926535892) translate (11.521cm 23.776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1.07cm" svg:height="1.129cm" draw:transform="rotate (3.1415926535892) translate (12.294cm 23.666cm)" svg:viewBox="0 0 1071 1130" svg:d="m1037 36c11 11 22 23 33 35-334 353-668 705-1003 1058-22-23-44-46-67-71 334-352 668-704 1003-1058 11 11 22 23 34 36z">
                <text:p text:style-name="P6"/>
              </draw:path>
              <draw:path draw:style-name="gr3" draw:text-style-name="P3" draw:layer="layout" svg:width="0.981cm" svg:height="0.431cm" draw:transform="rotate (3.1415926535892) translate (12.25cm 22.565cm)" svg:viewBox="0 0 982 432" svg:d="m981 431c-366 0-718-94-981-431">
                <text:p text:style-name="P6"/>
              </draw:path>
            </draw:g>
          </draw:g>
          <draw:g>
            <draw:rect draw:style-name="gr5" draw:text-style-name="P4" draw:layer="layout" svg:width="1.443cm" svg:height="0.526cm" draw:transform="rotate (-1.57079632679579) translate (7.475cm 12.224cm)">
              <text:p text:style-name="P6"/>
            </draw:rect>
            <draw:g>
              <draw:path draw:style-name="gr3" draw:text-style-name="P3" draw:layer="layout" svg:width="0.478cm" svg:height="0.152cm" draw:transform="rotate (3.1415926535892) translate (7.521cm 12.201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0.478cm" svg:height="0.152cm" draw:transform="rotate (3.1415926535892) translate (7.521cm 12.201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0.478cm" svg:height="0.152cm" draw:transform="rotate (3.1415926535892) translate (7.521cm 13.847cm)" svg:viewBox="0 0 479 153" svg:d="m239 0c79 0 158 0 239 0 0 51 0 101 0 152-159 0-318 0-478 0 0-51 0-101 0-152 79 0 158 0 239 0z">
                <text:p text:style-name="P6"/>
              </draw:path>
              <draw:path draw:style-name="gr3" draw:text-style-name="P3" draw:layer="layout" svg:width="1.07cm" svg:height="1.129cm" draw:transform="rotate (3.1415926535892) translate (8.294cm 13.737cm)" svg:viewBox="0 0 1071 1130" svg:d="m1037 36c11 11 22 23 33 35-334 353-668 705-1003 1058-22-23-44-46-67-71 334-352 668-704 1003-1058 11 11 22 23 34 36z">
                <text:p text:style-name="P6"/>
              </draw:path>
              <draw:path draw:style-name="gr3" draw:text-style-name="P3" draw:layer="layout" svg:width="0.981cm" svg:height="0.431cm" draw:transform="rotate (3.1415926535892) translate (8.25cm 12.636cm)" svg:viewBox="0 0 982 432" svg:d="m981 431c-366 0-718-94-981-431">
                <text:p text:style-name="P6"/>
              </draw:path>
            </draw:g>
          </draw:g>
          <draw:g>
            <draw:path draw:style-name="gr3" draw:text-style-name="P3" draw:layer="layout" svg:width="0.268cm" svg:height="0.434cm" svg:x="16.431cm" svg:y="9.663cm" svg:viewBox="0 0 269 435" svg:d="m134 434c-73 0-134-99-134-218s61-216 134-216 134 97 134 216-60 218-134 218z">
              <text:p text:style-name="P6"/>
            </draw:path>
            <draw:path draw:style-name="gr11" draw:text-style-name="P3" draw:layer="layout" svg:width="0.287cm" svg:height="0.366cm" svg:x="16.244cm" svg:y="9.765cm" svg:viewBox="0 0 288 367" svg:d="m0 332c25-43 50-87 76-133 25 34 50 67 77 100 6-100 12-199 19-299 32 44 63 86 95 133 6 77 12 153 20 233-51-11-102-20-153-34-32 0-63 0-96 0-12 0-25 0-38 0z">
              <text:p text:style-name="P6"/>
            </draw:path>
            <draw:path draw:style-name="gr11" draw:text-style-name="P3" draw:layer="layout" svg:width="0.382cm" svg:height="0.5cm" svg:x="16.541cm" svg:y="9.88cm" svg:viewBox="0 0 383 501" svg:d="m0 134c44-44 88-86 134-134 38 55 76 112 114 166 38 11 77 22 116 35 6 98 11 199 18 299-63-67-126-133-190-201-39 0-77 0-116 0-12-42-25-85-37-133-13-9-25-20-39-32z">
              <text:p text:style-name="P6"/>
            </draw:path>
            <draw:path draw:style-name="gr11" draw:text-style-name="P3" draw:layer="layout" svg:width="0.325cm" svg:height="0.565cm" svg:x="16.45cm" svg:y="9.364cm" svg:viewBox="0 0 326 566" svg:d="m0 334c44 76 88 153 133 231 0-54 0-109 0-166 45-22 89-43 134-65 19-112 38-221 58-334-70 33-140 67-211 100-32 77-64 154-95 234-6 0-12 0-19 0z">
              <text:p text:style-name="P6"/>
            </draw:path>
          </draw:g>
          <draw:g>
            <draw:path draw:style-name="gr3" draw:text-style-name="P3" draw:layer="layout" svg:width="0.268cm" svg:height="0.434cm" svg:x="2.766cm" svg:y="17.574cm" svg:viewBox="0 0 269 435" svg:d="m134 434c-73 0-134-99-134-218s61-216 134-216 134 97 134 216-60 218-134 218z">
              <text:p text:style-name="P6"/>
            </draw:path>
            <draw:path draw:style-name="gr11" draw:text-style-name="P3" draw:layer="layout" svg:width="0.287cm" svg:height="0.366cm" svg:x="2.579cm" svg:y="17.676cm" svg:viewBox="0 0 288 367" svg:d="m0 332c25-43 50-87 76-133 25 34 50 67 77 100 6-100 12-199 19-299 32 44 63 86 95 133 6 77 12 153 20 233-51-11-102-20-153-34-32 0-63 0-96 0-12 0-25 0-38 0z">
              <text:p text:style-name="P6"/>
            </draw:path>
            <draw:path draw:style-name="gr11" draw:text-style-name="P3" draw:layer="layout" svg:width="0.382cm" svg:height="0.5cm" svg:x="2.876cm" svg:y="17.791cm" svg:viewBox="0 0 383 501" svg:d="m0 134c44-44 88-86 134-134 38 55 76 112 114 166 38 11 77 22 116 35 6 98 11 199 18 299-63-67-126-133-190-201-39 0-77 0-116 0-12-42-25-85-37-133-13-9-25-20-39-32z">
              <text:p text:style-name="P6"/>
            </draw:path>
            <draw:path draw:style-name="gr11" draw:text-style-name="P3" draw:layer="layout" svg:width="0.325cm" svg:height="0.565cm" svg:x="2.785cm" svg:y="17.275cm" svg:viewBox="0 0 326 566" svg:d="m0 334c44 76 88 153 133 231 0-54 0-109 0-166 45-22 89-43 134-65 19-112 38-221 58-334-70 33-140 67-211 100-32 77-64 154-95 234-6 0-12 0-19 0z">
              <text:p text:style-name="P6"/>
            </draw:path>
          </draw:g>
          <draw:g>
            <draw:path draw:style-name="gr3" draw:text-style-name="P3" draw:layer="layout" svg:width="0.268cm" svg:height="0.434cm" svg:x="2.751cm" svg:y="18.715cm" svg:viewBox="0 0 269 435" svg:d="m134 434c-73 0-134-99-134-218s61-216 134-216 134 97 134 216-60 218-134 218z">
              <text:p text:style-name="P6"/>
            </draw:path>
            <draw:path draw:style-name="gr11" draw:text-style-name="P3" draw:layer="layout" svg:width="0.287cm" svg:height="0.366cm" svg:x="2.564cm" svg:y="18.817cm" svg:viewBox="0 0 288 367" svg:d="m0 332c25-43 50-87 76-133 25 34 50 67 77 100 6-100 12-199 19-299 32 44 63 86 95 133 6 77 12 153 20 233-51-11-102-20-153-34-32 0-63 0-96 0-12 0-25 0-38 0z">
              <text:p text:style-name="P6"/>
            </draw:path>
            <draw:path draw:style-name="gr11" draw:text-style-name="P3" draw:layer="layout" svg:width="0.382cm" svg:height="0.5cm" svg:x="2.861cm" svg:y="18.932cm" svg:viewBox="0 0 383 501" svg:d="m0 134c44-44 88-86 134-134 38 55 76 112 114 166 38 11 77 22 116 35 6 98 11 199 18 299-63-67-126-133-190-201-39 0-77 0-116 0-12-42-25-85-37-133-13-9-25-20-39-32z">
              <text:p text:style-name="P6"/>
            </draw:path>
            <draw:path draw:style-name="gr11" draw:text-style-name="P3" draw:layer="layout" svg:width="0.325cm" svg:height="0.565cm" svg:x="2.77cm" svg:y="18.416cm" svg:viewBox="0 0 326 566" svg:d="m0 334c44 76 88 153 133 231 0-54 0-109 0-166 45-22 89-43 134-65 19-112 38-221 58-334-70 33-140 67-211 100-32 77-64 154-95 234-6 0-12 0-19 0z">
              <text:p text:style-name="P6"/>
            </draw:path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Pfeil" svg:viewBox="0 0 20 30" svg:d="m10 0-10 30h20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en" fo:country="US" style:font-family-asian="'Arial Unicode MS'" style:font-family-generic-asian="system" style:font-pitch-asian="variable" style:font-size-asian="24pt" style:language-asian="hu" style:country-asian="HU" style:font-family-complex="Tahoma" style:font-family-generic-complex="system" style:font-pitch-complex="variable" style:font-size-complex="24pt" style:language-complex="hu" style:country-complex="HU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-image-width="0cm" draw:fill-image-he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style-name="Standard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Pfeil" draw:marker-start-width="0.7cm" draw:marker-start-center="true" draw:marker-end-width="0.3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Pfeil" draw:marker-start-width="0.2cm" draw:marker-end="Pfeil" draw:marker-end-width="0.2cm" draw:fill="non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dc:title>Floor Plan</dc:title>
    <dc:description>Example of a floor plan</dc:description>
    <meta:initial-creator>Peter Thielmann</meta:initial-creator>
    <meta:creation-date>1998-03-19T12:52:46</meta:creation-date>
    <dc:creator>Ilko Höpping</dc:creator>
    <dc:date>2000-02-02T13:40:36</dc:date>
    <dc:language>en-US</dc:language>
    <meta:editing-cycles>4</meta:editing-cycles>
    <meta:editing-duration>PT7M51S</meta:editing-duration>
    <meta:user-defined meta:name="Info 0"/>
    <meta:user-defined meta:name="Info 1"/>
    <meta:user-defined meta:name="Info 2"/>
    <meta:user-defined meta:name="Info 3"/>
    <meta:document-statistic meta:object-count="279"/>
  </office:meta>
</office:document-meta>
</file>